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06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3.988cm"/>
    </style:style>
    <style:style style:name="co5" style:family="table-column">
      <style:table-column-properties fo:break-before="auto" style:column-width="4.523cm"/>
    </style:style>
    <style:style style:name="co6" style:family="table-column">
      <style:table-column-properties fo:break-before="auto" style:column-width="5.371cm"/>
    </style:style>
    <style:style style:name="ro1" style:family="table-row">
      <style:table-row-properties style:row-height="1.46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68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1.076cm" fo:break-before="auto" style:use-optimal-row-height="true"/>
    </style:style>
    <style:style style:name="ro8" style:family="table-row">
      <style:table-row-properties style:row-height="1.0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 style:data-style-name="N1"/>
    <style:style style:name="ce20" style:family="table-cell" style:parent-style-name="XLConnect.Header">
      <style:table-cell-properties style:rotation-align="none"/>
    </style:style>
    <style:style style:name="ce21" style:family="table-cell" style:parent-style-name="XLConnect.String">
      <style:table-cell-properties style:rotation-align="none"/>
    </style:style>
    <style:style style:name="ce22" style:family="table-cell" style:parent-style-name="Excel_20_Built-in_20_Excel_20_Built-in_20_Excel_20_Built-in_20_Excel_20_Built-in_20_Excel_20_Built-in_20_Excel_20_Built-in_20_TableStyleLight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Excel_20_Built-in_20_Excel_20_Built-in_20_Excel_20_Built-in_20_Excel_20_Built-in_20_Excel_20_Built-in_20_TableStyleLight1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Excel_20_Built-in_20_Excel_20_Built-in_20_Excel_20_Built-in_20_Excel_20_Built-in_20_Excel_20_Built-in_20_TableStyleLight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XLConnect.Numeric">
      <style:table-cell-properties style:rotation-align="none"/>
    </style:style>
    <style:style style:name="ce26" style:family="table-cell" style:parent-style-name="Excel_20_Built-in_20_Excel_20_Built-in_20_Excel_20_Built-in_20_Excel_20_Built-in_20_Excel_20_Built-in_20_Excel_20_Built-in_20_TableStyleLight1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cible AM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TWh</text:p>
          </table:table-cell>
          <table:table-cell table:style-name="ce6" office:value-type="string" calcext:value-type="string">
            <text:p>Électricité</text:p>
          </table:table-cell>
          <table:table-cell table:style-name="ce11" office:value-type="string" calcext:value-type="string">
            <text:p>PAC/CET</text:p>
          </table:table-cell>
          <table:table-cell table:style-name="ce12" office:value-type="string" calcext:value-type="string">
            <text:p>Réseau de chaleur</text:p>
          </table:table-cell>
          <table:table-cell/>
          <table:table-cell table:style-name="ce13" office:value-type="string" calcext:value-type="string">
            <text:p>Biogaz</text:p>
          </table:table-cell>
          <table:table-cell table:style-name="ce12" office:value-type="string" calcext:value-type="string">
            <text:p>Renouvelables thermiques</text:p>
          </table:table-cell>
          <table:table-cell table:style-name="ce9" office:value-type="string" calcext:value-type="string">
            <text:p>Total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hauffage</text:p>
          </table:table-cell>
          <table:table-cell table:style-name="ce7" office:value-type="float" office:value="4.316" calcext:value-type="float">
            <text:p>4,3</text:p>
          </table:table-cell>
          <table:table-cell table:style-name="ce7" office:value-type="float" office:value="6.474" calcext:value-type="float">
            <text:p>6,5</text:p>
          </table:table-cell>
          <table:table-cell table:style-name="ce7" office:value-type="float" office:value="21.58" calcext:value-type="float">
            <text:p>21,6</text:p>
          </table:table-cell>
          <table:table-cell table:style-name="ce7" office:value-type="float" office:value="6.474" calcext:value-type="float">
            <text:p>6,5</text:p>
          </table:table-cell>
          <table:table-cell table:style-name="ce7" office:value-type="float" office:value="2.158" calcext:value-type="float">
            <text:p>2,2</text:p>
          </table:table-cell>
          <table:table-cell table:style-name="ce8" office:value-type="float" office:value="2.158" calcext:value-type="float">
            <text:p>2,2</text:p>
          </table:table-cell>
          <table:table-cell table:style-name="ce15" office:value-type="float" office:value="43.16" calcext:value-type="float">
            <text:p>43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ECS</text:p>
          </table:table-cell>
          <table:table-cell table:style-name="ce7" office:value-type="float" office:value="2.49" calcext:value-type="float">
            <text:p>2,5</text:p>
          </table:table-cell>
          <table:table-cell table:style-name="ce7" office:value-type="float" office:value="6.64" calcext:value-type="float">
            <text:p>6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7" office:value-type="float" office:value="3.32" calcext:value-type="float">
            <text:p>3,3</text:p>
          </table:table-cell>
          <table:table-cell table:style-name="ce8" office:value-type="float" office:value="4.15" calcext:value-type="float">
            <text:p>4,2</text:p>
          </table:table-cell>
          <table:table-cell table:style-name="ce15" office:value-type="float" office:value="16.6" calcext:value-type="float">
            <text:p>17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uisson</text:p>
          </table:table-cell>
          <table:table-cell table:style-name="ce7" office:value-type="float" office:value="13.28" calcext:value-type="float">
            <text:p>13,3</text:p>
          </table:table-cell>
          <table:table-cell table:style-name="ce7" office:value-type="float" office:value="0" calcext:value-type="float">
            <text:p>0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32" calcext:value-type="float">
            <text:p>3,3</text:p>
          </table:table-cell>
          <table:table-cell table:style-name="ce8" office:value-type="float" office:value="0" calcext:value-type="float">
            <text:p>0,0</text:p>
          </table:table-cell>
          <table:table-cell table:style-name="ce15" office:value-type="float" office:value="16.6" calcext:value-type="float">
            <text:p>17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Autres usages (100 % elec)</text:p>
          </table:table-cell>
          <table:table-cell table:style-name="ce7" office:value-type="float" office:value="80" calcext:value-type="float">
            <text:p>80,0</text:p>
          </table:table-cell>
          <table:table-cell table:style-name="ce7" office:value-type="float" office:value="0" calcext:value-type="float">
            <text:p>0,0</text:p>
          </table:table-cell>
          <table:table-cell table:number-columns-repeated="4" table:style-name="ce8" office:value-type="float" office:value="0" calcext:value-type="float">
            <text:p>0,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Autres (hors CEREN)</text:p>
          </table:table-cell>
          <table:table-cell table:style-name="ce7" office:value-type="float" office:value="10" calcext:value-type="float">
            <text:p>10,0</text:p>
          </table:table-cell>
          <table:table-cell table:style-name="ce7" office:value-type="float" office:value="0" calcext:value-type="float">
            <text:p>0,0</text:p>
          </table:table-cell>
          <table:table-cell table:number-columns-repeated="4" table:style-name="ce8" office:value-type="float" office:value="0" calcext:value-type="float">
            <text:p>0,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C2:.C6])" office:value-type="float" office:value="110.086" calcext:value-type="float">
            <text:p>110,1</text:p>
          </table:table-cell>
          <table:table-cell table:style-name="ce8" table:formula="of:=SUM([.D2:.D6])" office:value-type="float" office:value="13.114" calcext:value-type="float">
            <text:p>13,1</text:p>
          </table:table-cell>
          <table:table-cell table:style-name="ce8" table:formula="of:=SUM([.E2:.E6])" office:value-type="float" office:value="21.58" calcext:value-type="float">
            <text:p>21,6</text:p>
          </table:table-cell>
          <table:table-cell table:style-name="ce8" table:formula="of:=SUM([.F2:.F6])" office:value-type="float" office:value="6.474" calcext:value-type="float">
            <text:p>6,5</text:p>
          </table:table-cell>
          <table:table-cell table:style-name="ce8" table:formula="of:=SUM([.G2:.G6])" office:value-type="float" office:value="8.798" calcext:value-type="float">
            <text:p>8,8</text:p>
          </table:table-cell>
          <table:table-cell table:style-name="ce8" table:formula="of:=SUM([.H2:.H6])" office:value-type="float" office:value="6.308" calcext:value-type="float">
            <text:p>6,3</text:p>
          </table:table-cell>
          <table:table-cell table:style-name="ce15" table:formula="of:=SUM([.C7:.H7])-[.I6]" office:value-type="float" office:value="156.36" calcext:value-type="float">
            <text:p>156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Total (hors PAC)</text:p>
          </table:table-cell>
          <table:table-cell table:style-name="ce8" office:value-type="float" office:value="123.3645" calcext:value-type="float">
            <text:p>123,4</text:p>
          </table:table-cell>
          <table:table-cell table:style-name="ce8"/>
          <table:table-cell table:style-name="ce8" office:value-type="float" office:value="21.58" calcext:value-type="float">
            <text:p>21,6</text:p>
          </table:table-cell>
          <table:table-cell table:style-name="ce8" office:value-type="float" office:value="6.474" calcext:value-type="float">
            <text:p>6,5</text:p>
          </table:table-cell>
          <table:table-cell table:style-name="ce8" office:value-type="float" office:value="8.798" calcext:value-type="float">
            <text:p>8,8</text:p>
          </table:table-cell>
          <table:table-cell table:style-name="ce8" office:value-type="float" office:value="16.1435" calcext:value-type="float">
            <text:p>16,1</text:p>
          </table:table-cell>
          <table:table-cell table:style-name="ce15" office:value-type="float" office:value="176.36" calcext:value-type="float">
            <text:p>176</text:p>
          </table:table-cell>
          <table:table-cell table:formula="of:=[.C8]+[.E8]+[.F8]+[.G8]+[.H8]" office:value-type="float" office:value="176.36" calcext:value-type="float">
            <text:p>176,36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Mix approx</text:p>
          </table:table-cell>
          <table:table-cell table:style-name="ce9" office:value-type="percentage" office:value="0.699503855749603" calcext:value-type="percentage">
            <text:p>70%</text:p>
          </table:table-cell>
          <table:table-cell table:style-name="ce9"/>
          <table:table-cell table:style-name="ce9" office:value-type="percentage" office:value="0.122363347697891" calcext:value-type="percentage">
            <text:p>12%</text:p>
          </table:table-cell>
          <table:table-cell table:style-name="ce9" office:value-type="percentage" office:value="0.0367090043093672" calcext:value-type="percentage">
            <text:p>4%</text:p>
          </table:table-cell>
          <table:table-cell table:style-name="ce9" office:value-type="percentage" office:value="0.0498865955999093" calcext:value-type="percentage">
            <text:p>5%</text:p>
          </table:table-cell>
          <table:table-cell table:style-name="ce9" office:value-type="percentage" office:value="0.0915371966432298" calcext:value-type="percentage">
            <text:p>9%</text:p>
          </table:table-cell>
          <table:table-cell table:style-name="ce16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Vision</text:p>
          </table:table-cell>
          <table:table-cell table:style-name="ce10" office:value-type="percentage" office:value="0.66" calcext:value-type="percentage">
            <text:p>66%</text:p>
          </table:table-cell>
          <table:table-cell table:style-name="ce10"/>
          <table:table-cell table:style-name="ce10" office:value-type="percentage" office:value="0.13" calcext:value-type="percentage">
            <text:p>13%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10" office:value-type="percentage" office:value="0.06" calcext:value-type="percentage">
            <text:p>6%</text:p>
          </table:table-cell>
          <table:table-cell table:style-name="ce14" office:value-type="percentage" office:value="0.15" calcext:value-type="percentage">
            <text:p>15%</text:p>
          </table:table-cell>
          <table:table-cell table:style-name="ce17"/>
          <table:table-cell table:number-columns-repeated="7"/>
        </table:table-row>
        <table:table-row table:style-name="ro3" table:number-rows-repeated="3">
          <table:table-cell table:number-columns-repeated="16"/>
        </table:table-row>
        <table:table-row table:style-name="ro3">
          <table:table-cell/>
          <table:table-cell office:value-type="string" calcext:value-type="string">
            <text:p>champ_modèle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TWh</text:p>
          </table:table-cell>
          <table:table-cell table:style-name="ce6" office:value-type="string" calcext:value-type="string">
            <text:p>Electricité</text:p>
          </table:table-cell>
          <table:table-cell table:style-name="ce11" office:value-type="string" calcext:value-type="string">
            <text:p>PAC/CET</text:p>
          </table:table-cell>
          <table:table-cell table:style-name="ce12" office:value-type="string" calcext:value-type="string">
            <text:p>Urbain</text:p>
          </table:table-cell>
          <table:table-cell office:value-type="string" calcext:value-type="string">
            <text:p>bois</text:p>
          </table:table-cell>
          <table:table-cell table:style-name="ce13" office:value-type="string" calcext:value-type="string">
            <text:p>Gaz</text:p>
          </table:table-cell>
          <table:table-cell table:style-name="ce12" office:value-type="string" calcext:value-type="string">
            <text:p>Renouvelables thermiques</text:p>
          </table:table-cell>
          <table:table-cell table:style-name="ce13" office:value-type="string" calcext:value-type="string">
            <text:p>Autres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hauffage</text:p>
          </table:table-cell>
          <table:table-cell table:style-name="ce7" office:value-type="float" office:value="4.316" calcext:value-type="float">
            <text:p>4,3</text:p>
          </table:table-cell>
          <table:table-cell table:style-name="ce7" table:formula="of:=[.D2]/3" office:value-type="float" office:value="2.158" calcext:value-type="float">
            <text:p>2,2</text:p>
          </table:table-cell>
          <table:table-cell table:style-name="ce7" office:value-type="float" office:value="21.58" calcext:value-type="float">
            <text:p>21,6</text:p>
          </table:table-cell>
          <table:table-cell table:style-name="ce7" office:value-type="float" office:value="6.474" calcext:value-type="float">
            <text:p>6,5</text:p>
          </table:table-cell>
          <table:table-cell table:style-name="ce7" office:value-type="float" office:value="2.158" calcext:value-type="float">
            <text:p>2,2</text:p>
          </table:table-cell>
          <table:table-cell table:style-name="ce8" office:value-type="float" office:value="2.158" calcext:value-type="float">
            <text:p>2,2</text:p>
          </table:table-cell>
          <table:table-cell table:formula="of:=[.H16]+[.F16]" office:value-type="float" office:value="8.632" calcext:value-type="float">
            <text:p>8,632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ECS</text:p>
          </table:table-cell>
          <table:table-cell table:style-name="ce7" office:value-type="float" office:value="2.49" calcext:value-type="float">
            <text:p>2,5</text:p>
          </table:table-cell>
          <table:table-cell table:style-name="ce7" table:formula="of:=[.D3]/3" office:value-type="float" office:value="2.21333333333333" calcext:value-type="float">
            <text:p>2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7" office:value-type="float" office:value="3.32" calcext:value-type="float">
            <text:p>3,3</text:p>
          </table:table-cell>
          <table:table-cell table:style-name="ce8" office:value-type="float" office:value="4.15" calcext:value-type="float">
            <text:p>4,2</text:p>
          </table:table-cell>
          <table:table-cell table:formula="of:=[.H17]+[.F17]" office:value-type="float" office:value="4.15" calcext:value-type="float">
            <text:p>4,15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uisson</text:p>
          </table:table-cell>
          <table:table-cell table:style-name="ce7" office:value-type="float" office:value="13.28" calcext:value-type="float">
            <text:p>13,3</text:p>
          </table:table-cell>
          <table:table-cell table:style-name="ce7" office:value-type="float" office:value="0" calcext:value-type="float">
            <text:p>0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32" calcext:value-type="float">
            <text:p>3,3</text:p>
          </table:table-cell>
          <table:table-cell table:style-name="ce8" office:value-type="float" office:value="0" calcext:value-type="float">
            <text:p>0,0</text:p>
          </table:table-cell>
          <table:table-cell table:formula="of:=[.H18]+[.F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Autres usages (100 % elec)</text:p>
          </table:table-cell>
          <table:table-cell table:style-name="ce7" office:value-type="float" office:value="80" calcext:value-type="float">
            <text:p>80,0</text:p>
          </table:table-cell>
          <table:table-cell table:style-name="ce7" office:value-type="float" office:value="0" calcext:value-type="float">
            <text:p>0,0</text:p>
          </table:table-cell>
          <table:table-cell table:number-columns-repeated="4" table:style-name="ce8" office:value-type="float" office:value="0" calcext:value-type="float">
            <text:p>0,0</text:p>
          </table:table-cell>
          <table:table-cell table:formula="of:=[.H19]+[.F1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/>
          <table:table-cell table:style-name="ce7" table:formula="of:=SUM([.C16:.C19])" office:value-type="float" office:value="100.086" calcext:value-type="float">
            <text:p>100,1</text:p>
          </table:table-cell>
          <table:table-cell table:style-name="ce7" table:formula="of:=SUM([.D16:.D19])" office:value-type="float" office:value="4.37133333333333" calcext:value-type="float">
            <text:p>4,4</text:p>
          </table:table-cell>
          <table:table-cell table:style-name="ce7" table:formula="of:=SUM([.E16:.E19])" office:value-type="float" office:value="21.58" calcext:value-type="float">
            <text:p>21,6</text:p>
          </table:table-cell>
          <table:table-cell table:style-name="ce7" table:formula="of:=SUM([.F16:.F19])" office:value-type="float" office:value="6.474" calcext:value-type="float">
            <text:p>6,5</text:p>
          </table:table-cell>
          <table:table-cell table:style-name="ce7" table:formula="of:=SUM([.G16:.G19])" office:value-type="float" office:value="8.798" calcext:value-type="float">
            <text:p>8,8</text:p>
          </table:table-cell>
          <table:table-cell table:style-name="ce7" table:formula="of:=SUM([.H16:.H19])" office:value-type="float" office:value="6.308" calcext:value-type="float">
            <text:p>6,3</text:p>
          </table:table-cell>
          <table:table-cell table:style-name="ce7" table:formula="of:=SUM([.I16:.I19])" office:value-type="float" office:value="12.782" calcext:value-type="float">
            <text:p>12,8</text:p>
          </table:table-cell>
          <table:table-cell table:formula="of:=SUM([.C20:.H20])" office:value-type="float" office:value="147.617333333333" calcext:value-type="float">
            <text:p>147,6173333333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style-name="ce8" table:number-columns-repeated="6"/>
          <table:table-cell table:number-columns-repeated="8"/>
        </table:table-row>
        <table:table-row table:style-name="ro3">
          <table:table-cell table:number-columns-repeated="16"/>
        </table:table-row>
        <table:table-row table:style-name="ro4">
          <table:table-cell/>
          <table:table-cell table:style-name="ce5" office:value-type="string" calcext:value-type="string">
            <text:p>cible modèle</text:p>
          </table:table-cell>
          <table:table-cell table:number-columns-repeated="10"/>
          <table:table-cell table:style-name="ce5" office:value-type="string" calcext:value-type="string">
            <text:p>resultats modèle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string" calcext:value-type="string">
            <text:p>TWh</text:p>
          </table:table-cell>
          <table:table-cell table:style-name="ce6" office:value-type="string" calcext:value-type="string">
            <text:p>Electricité</text:p>
          </table:table-cell>
          <table:table-cell table:style-name="ce12" office:value-type="string" calcext:value-type="string">
            <text:p>Urbain</text:p>
          </table:table-cell>
          <table:table-cell table:style-name="ce13" office:value-type="string" calcext:value-type="string">
            <text:p>Gaz</text:p>
          </table:table-cell>
          <table:table-cell table:style-name="ce13" office:value-type="string" calcext:value-type="string">
            <text:p>Autres</text:p>
          </table:table-cell>
          <table:table-cell table:number-columns-repeated="5"/>
          <table:table-cell table:style-name="ce2" office:value-type="string" calcext:value-type="string">
            <text:p>TWh</text:p>
          </table:table-cell>
          <table:table-cell table:style-name="ce18" office:value-type="string" calcext:value-type="string">
            <text:p>Electricité</text:p>
          </table:table-cell>
          <table:table-cell table:style-name="ce12" office:value-type="string" calcext:value-type="string">
            <text:p>Urbain</text:p>
          </table:table-cell>
          <table:table-cell table:style-name="ce13" office:value-type="string" calcext:value-type="string">
            <text:p>Gaz</text:p>
          </table:table-cell>
          <table:table-cell table:style-name="ce13" office:value-type="string" calcext:value-type="string">
            <text:p>Autres</text:p>
          </table:table-cell>
        </table:table-row>
        <table:table-row table:style-name="ro6">
          <table:table-cell/>
          <table:table-cell table:style-name="ce2" office:value-type="string" calcext:value-type="string">
            <text:p>Chauffage</text:p>
          </table:table-cell>
          <table:table-cell table:style-name="ce7" table:formula="of:=[.C16]+[.D16]" office:value-type="float" office:value="6.474" calcext:value-type="float">
            <text:p>6,5</text:p>
          </table:table-cell>
          <table:table-cell table:style-name="ce7" table:formula="of:=[.E16]" office:value-type="float" office:value="21.58" calcext:value-type="float">
            <text:p>21,6</text:p>
          </table:table-cell>
          <table:table-cell table:style-name="ce7" table:formula="of:=[.G16]" office:value-type="float" office:value="2.158" calcext:value-type="float">
            <text:p>2,2</text:p>
          </table:table-cell>
          <table:table-cell table:formula="of:=[.I16]" office:value-type="float" office:value="8.632" calcext:value-type="float">
            <text:p>8,632</text:p>
          </table:table-cell>
          <table:table-cell table:number-columns-repeated="5"/>
          <table:table-cell table:style-name="ce18" office:value-type="string" calcext:value-type="string">
            <text:p>Chauffage</text:p>
          </table:table-cell>
          <table:table-cell table:style-name="ce19" table:formula="of:=SUMIFS([$Results_run1.$C$2:.$C$21];[$Results_run1.$A$2:.$A$21];[.$L25];[$Results_run1.$B$2:.$B$21];[.M$24])" office:value-type="float" office:value="15.4139769438435" calcext:value-type="float">
            <text:p>15</text:p>
          </table:table-cell>
          <table:table-cell table:style-name="ce19" table:formula="of:=SUMIFS([$Results_run1.$C$2:.$C$21];[$Results_run1.$A$2:.$A$21];[.$L25];[$Results_run1.$B$2:.$B$21];[.N$24])" office:value-type="float" office:value="22.7177901280079" calcext:value-type="float">
            <text:p>23</text:p>
          </table:table-cell>
          <table:table-cell table:style-name="ce19" table:formula="of:=SUMIFS([$Results_run1.$C$2:.$C$21];[$Results_run1.$A$2:.$A$21];[.$L25];[$Results_run1.$B$2:.$B$21];[.O$24])" office:value-type="float" office:value="1.1289672945956" calcext:value-type="float">
            <text:p>1</text:p>
          </table:table-cell>
          <table:table-cell table:style-name="ce19" table:formula="of:=SUMIFS([$Results_run1.$C$2:.$C$21];[$Results_run1.$A$2:.$A$21];[.$L25];[$Results_run1.$B$2:.$B$21];[.P$24])" office:value-type="float" office:value="1.5698410022995" calcext:value-type="float">
            <text:p>2</text:p>
          </table:table-cell>
        </table:table-row>
        <table:table-row table:style-name="ro6">
          <table:table-cell/>
          <table:table-cell table:style-name="ce2" office:value-type="string" calcext:value-type="string">
            <text:p>ECS</text:p>
          </table:table-cell>
          <table:table-cell table:style-name="ce7" table:formula="of:=[.C17]+[.D17]" office:value-type="float" office:value="4.70333333333333" calcext:value-type="float">
            <text:p>4,7</text:p>
          </table:table-cell>
          <table:table-cell table:style-name="ce7" table:formula="of:=[.E17]" office:value-type="float" office:value="0" calcext:value-type="float">
            <text:p>0,0</text:p>
          </table:table-cell>
          <table:table-cell table:style-name="ce7" table:formula="of:=[.G17]" office:value-type="float" office:value="3.32" calcext:value-type="float">
            <text:p>3,3</text:p>
          </table:table-cell>
          <table:table-cell table:formula="of:=[.I17]" office:value-type="float" office:value="4.15" calcext:value-type="float">
            <text:p>4,15</text:p>
          </table:table-cell>
          <table:table-cell table:number-columns-repeated="5"/>
          <table:table-cell table:style-name="ce2" office:value-type="string" calcext:value-type="string">
            <text:p>ECS</text:p>
          </table:table-cell>
          <table:table-cell table:style-name="ce19" table:formula="of:=SUMIFS([$Results_run1.$C$2:.$C$21];[$Results_run1.$A$2:.$A$21];[.$L26];[$Results_run1.$B$2:.$B$21];[.M$24])" office:value-type="float" office:value="6.4852593647386" calcext:value-type="float">
            <text:p>6</text:p>
          </table:table-cell>
          <table:table-cell table:formula="of:=SUMIFS([$Results_run1.$C$2:.$C$21];[$Results_run1.$A$2:.$A$21];[.$L26];[$Results_run1.$B$2:.$B$21];[.N$24])" office:value-type="float" office:value="1.0298075006517" calcext:value-type="float">
            <text:p>1,0298075007</text:p>
          </table:table-cell>
          <table:table-cell table:formula="of:=SUMIFS([$Results_run1.$C$2:.$C$21];[$Results_run1.$A$2:.$A$21];[.$L26];[$Results_run1.$B$2:.$B$21];[.O$24])" office:value-type="float" office:value="2.9463185795996" calcext:value-type="float">
            <text:p>2,9463185796</text:p>
          </table:table-cell>
          <table:table-cell table:formula="of:=SUMIFS([$Results_run1.$C$2:.$C$21];[$Results_run1.$A$2:.$A$21];[.$L26];[$Results_run1.$B$2:.$B$21];[.P$24])" office:value-type="float" office:value="4.4822643683401" calcext:value-type="float">
            <text:p>4,4822643683</text:p>
          </table:table-cell>
        </table:table-row>
        <table:table-row table:style-name="ro6">
          <table:table-cell/>
          <table:table-cell table:style-name="ce2" office:value-type="string" calcext:value-type="string">
            <text:p>Cuisson</text:p>
          </table:table-cell>
          <table:table-cell table:style-name="ce7" table:formula="of:=[.C18]+[.D18]" office:value-type="float" office:value="13.28" calcext:value-type="float">
            <text:p>13,3</text:p>
          </table:table-cell>
          <table:table-cell table:style-name="ce7" table:formula="of:=[.E18]" office:value-type="float" office:value="0" calcext:value-type="float">
            <text:p>0,0</text:p>
          </table:table-cell>
          <table:table-cell table:style-name="ce7" table:formula="of:=[.G18]" office:value-type="float" office:value="3.32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Cuisson</text:p>
          </table:table-cell>
          <table:table-cell table:style-name="ce19" table:formula="of:=SUMIFS([$Results_run1.$C$2:.$C$21];[$Results_run1.$A$2:.$A$21];[.$L27];[$Results_run1.$B$2:.$B$21];[.M$24])" office:value-type="float" office:value="15.279822902773" calcext:value-type="float">
            <text:p>15</text:p>
          </table:table-cell>
          <table:table-cell table:formula="of:=SUMIFS([$Results_run1.$C$2:.$C$21];[$Results_run1.$A$2:.$A$21];[.$L27];[$Results_run1.$B$2:.$B$21];[.N$24])" office:value-type="float" office:value="0" calcext:value-type="float">
            <text:p>0</text:p>
          </table:table-cell>
          <table:table-cell table:formula="of:=SUMIFS([$Results_run1.$C$2:.$C$21];[$Results_run1.$A$2:.$A$21];[.$L27];[$Results_run1.$B$2:.$B$21];[.O$24])" office:value-type="float" office:value="1.5614288643609" calcext:value-type="float">
            <text:p>1,5614288644</text:p>
          </table:table-cell>
          <table:table-cell table:formula="of:=SUMIFS([$Results_run1.$C$2:.$C$21];[$Results_run1.$A$2:.$A$21];[.$L27];[$Results_run1.$B$2:.$B$21];[.P$24])" office:value-type="float" office:value="0.5712660865729" calcext:value-type="float">
            <text:p>0,5712660866</text:p>
          </table:table-cell>
        </table:table-row>
        <table:table-row table:style-name="ro6">
          <table:table-cell/>
          <table:table-cell table:style-name="ce3" office:value-type="string" calcext:value-type="string">
            <text:p>Autres usages</text:p>
          </table:table-cell>
          <table:table-cell table:style-name="ce7" table:formula="of:=[.C19]+[.D19]" office:value-type="float" office:value="80" calcext:value-type="float">
            <text:p>80,0</text:p>
          </table:table-cell>
          <table:table-cell table:style-name="ce7" table:formula="of:=[.E19]" office:value-type="float" office:value="0" calcext:value-type="float">
            <text:p>0,0</text:p>
          </table:table-cell>
          <table:table-cell table:style-name="ce7" table:formula="of:=[.G19]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3" office:value-type="string" calcext:value-type="string">
            <text:p>Autres usages</text:p>
          </table:table-cell>
          <table:table-cell table:style-name="ce19" table:formula="of:=SUMIFS([$Results_run1.$C$2:.$C$21];[$Results_run1.$A$2:.$A$21];[.$L28];[$Results_run1.$B$2:.$B$21];[.M$24])" office:value-type="float" office:value="79.1990462357474" calcext:value-type="float">
            <text:p>79</text:p>
          </table:table-cell>
          <table:table-cell table:formula="of:=SUMIFS([$Results_run1.$C$2:.$C$21];[$Results_run1.$A$2:.$A$21];[.$L28];[$Results_run1.$B$2:.$B$21];[.N$24])" office:value-type="float" office:value="0" calcext:value-type="float">
            <text:p>0</text:p>
          </table:table-cell>
          <table:table-cell table:formula="of:=SUMIFS([$Results_run1.$C$2:.$C$21];[$Results_run1.$A$2:.$A$21];[.$L28];[$Results_run1.$B$2:.$B$21];[.O$24])" office:value-type="float" office:value="1.0863470456054" calcext:value-type="float">
            <text:p>1,0863470456</text:p>
          </table:table-cell>
          <table:table-cell table:formula="of:=SUMIFS([$Results_run1.$C$2:.$C$21];[$Results_run1.$A$2:.$A$21];[.$L28];[$Results_run1.$B$2:.$B$21];[.P$24])" office:value-type="float" office:value="1.7284522784796" calcext:value-type="float">
            <text:p>1,7284522785</text:p>
          </table:table-cell>
        </table:table-row>
        <table:table-row table:style-name="ro4" table:number-rows-repeated="15">
          <table:table-cell table:number-columns-repeated="12"/>
          <table:table-cell table:style-name="ce19"/>
          <table:table-cell table:number-columns-repeated="3"/>
        </table:table-row>
        <table:table-row table:style-name="ro4">
          <table:table-cell table:number-columns-repeated="12"/>
          <table:table-cell table:style-name="ce19"/>
          <table:table-cell table:number-columns-repeated="3"/>
        </table:table-row>
      </table:table>
      <table:table table:name="Feuille2" table:style-name="ta1"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TWh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Autres</text:p>
          </table:table-cell>
        </table:table-row>
        <table:table-row table:style-name="ro4">
          <table:table-cell office:value-type="string" calcext:value-type="string">
            <text:p>Chauffage</text:p>
          </table:table-cell>
          <table:table-cell office:value-type="float" office:value="6.474" calcext:value-type="float">
            <text:p>6,474</text:p>
          </table:table-cell>
          <table:table-cell office:value-type="float" office:value="21.58" calcext:value-type="float">
            <text:p>21,58</text:p>
          </table:table-cell>
          <table:table-cell office:value-type="float" office:value="2.158" calcext:value-type="float">
            <text:p>2,158</text:p>
          </table:table-cell>
          <table:table-cell office:value-type="float" office:value="8.632" calcext:value-type="float">
            <text:p>8,632</text:p>
          </table:table-cell>
        </table:table-row>
        <table:table-row table:style-name="ro3">
          <table:table-cell office:value-type="string" calcext:value-type="string">
            <text:p>ECS</text:p>
          </table:table-cell>
          <table:table-cell office:value-type="float" office:value="4.70333333333333" calcext:value-type="float">
            <text:p>4,7033333333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,32</text:p>
          </table:table-cell>
          <table:table-cell office:value-type="float" office:value="4.15" calcext:value-type="float">
            <text:p>4,15</text:p>
          </table:table-cell>
        </table:table-row>
        <table:table-row table:style-name="ro3">
          <table:table-cell office:value-type="string" calcext:value-type="string">
            <text:p>Cuisson</text:p>
          </table:table-cell>
          <table:table-cell office:value-type="float" office:value="13.28" calcext:value-type="float">
            <text:p>13,28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,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utres usages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Results_run1" table:style-name="ta1">
        <table:table-column table:style-name="co5" table:number-columns-repeated="3" table:default-cell-style-name="ce21"/>
        <table:table-column table:style-name="co5" table:number-columns-repeated="2" table:default-cell-style-name="ce25"/>
        <table:table-column table:style-name="co1" table:number-columns-repeated="4" table:default-cell-style-name="ce25"/>
        <table:table-column table:style-name="co1" table:number-columns-repeated="2" table:default-cell-style-name="Default"/>
        <table:table-row table:style-name="ro4">
          <table:table-cell table:style-name="Default" office:value-type="string" calcext:value-type="string">
            <text:p>usage</text:p>
          </table:table-cell>
          <table:table-cell table:style-name="Default" office:value-type="string" calcext:value-type="string">
            <text:p>energie</text:p>
          </table:table-cell>
          <table:table-cell table:style-name="Default" office:value-type="string" calcext:value-type="string">
            <text:p>Conso</text:p>
          </table:table-cell>
          <table:table-cell table:style-name="Default" office:value-type="string" calcext:value-type="string">
            <text:p>scenario</text:p>
          </table:table-cell>
          <table:table-cell table:style-name="Default" office:value-type="string" calcext:value-type="string">
            <text:p>Conso_cum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Autres usages</text:p>
          </table:table-cell>
          <table:table-cell table:style-name="Default" office:value-type="string" calcext:value-type="string">
            <text:p>Autres</text:p>
          </table:table-cell>
          <table:table-cell table:style-name="Default" office:value-type="float" office:value="1.7284522784796" calcext:value-type="float">
            <text:p>1,7284522785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.7284522784796" calcext:value-type="float">
            <text:p>1,7284522785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Autres usages</text:p>
          </table:table-cell>
          <table:table-cell table:style-name="Default" office:value-type="string" calcext:value-type="string">
            <text:p>Electricité</text:p>
          </table:table-cell>
          <table:table-cell table:style-name="Default" office:value-type="float" office:value="79.1990462357474" calcext:value-type="float">
            <text:p>79,1990462357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80.927498514227" calcext:value-type="float">
            <text:p>80,9274985142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Autres usages</text:p>
          </table:table-cell>
          <table:table-cell table:style-name="Default" office:value-type="string" calcext:value-type="string">
            <text:p>Fiou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80.927498514227" calcext:value-type="float">
            <text:p>80,9274985142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Autres usages</text:p>
          </table:table-cell>
          <table:table-cell table:style-name="Default" office:value-type="string" calcext:value-type="string">
            <text:p>Gaz</text:p>
          </table:table-cell>
          <table:table-cell table:style-name="Default" office:value-type="float" office:value="1.0863470456054" calcext:value-type="float">
            <text:p>1,0863470456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82.0138455598324" calcext:value-type="float">
            <text:p>82,0138455598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Autres usages</text:p>
          </table:table-cell>
          <table:table-cell table:style-name="Default" office:value-type="string" calcext:value-type="string">
            <text:p>Urba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82.0138455598324" calcext:value-type="float">
            <text:p>82,0138455598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Chauffage</text:p>
          </table:table-cell>
          <table:table-cell table:style-name="Default" office:value-type="string" calcext:value-type="string">
            <text:p>Autres</text:p>
          </table:table-cell>
          <table:table-cell table:style-name="Default" office:value-type="float" office:value="1.5698410022995" calcext:value-type="float">
            <text:p>1,569841002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.5698410022995" calcext:value-type="float">
            <text:p>1,5698410023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Chauffage</text:p>
          </table:table-cell>
          <table:table-cell table:style-name="Default" office:value-type="string" calcext:value-type="string">
            <text:p>Electricité</text:p>
          </table:table-cell>
          <table:table-cell table:style-name="Default" office:value-type="float" office:value="15.4139769438435" calcext:value-type="float">
            <text:p>15,4139769438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6.983817946143" calcext:value-type="float">
            <text:p>16,9838179461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Chauffage</text:p>
          </table:table-cell>
          <table:table-cell table:style-name="Default" office:value-type="string" calcext:value-type="string">
            <text:p>Fioul</text:p>
          </table:table-cell>
          <table:table-cell table:style-name="Default" office:value-type="float" office:value="0.1663388583387" calcext:value-type="float">
            <text:p>0,166338858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7.1501568044817" calcext:value-type="float">
            <text:p>17,1501568045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Chauffage</text:p>
          </table:table-cell>
          <table:table-cell table:style-name="Default" office:value-type="string" calcext:value-type="string">
            <text:p>Gaz</text:p>
          </table:table-cell>
          <table:table-cell table:style-name="Default" office:value-type="float" office:value="1.1289672945956" calcext:value-type="float">
            <text:p>1,1289672946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8.2791240990773" calcext:value-type="float">
            <text:p>18,2791240991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Chauffage</text:p>
          </table:table-cell>
          <table:table-cell table:style-name="Default" office:value-type="string" calcext:value-type="string">
            <text:p>Urbain</text:p>
          </table:table-cell>
          <table:table-cell table:style-name="Default" office:value-type="float" office:value="22.7177901280079" calcext:value-type="float">
            <text:p>22,717790128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40.9969142270852" calcext:value-type="float">
            <text:p>40,9969142271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Cuisson</text:p>
          </table:table-cell>
          <table:table-cell table:style-name="Default" office:value-type="string" calcext:value-type="string">
            <text:p>Autres</text:p>
          </table:table-cell>
          <table:table-cell table:style-name="Default" office:value-type="float" office:value="0.5712660865729" calcext:value-type="float">
            <text:p>0,5712660866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0.5712660865729" calcext:value-type="float">
            <text:p>0,5712660866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Cuisson</text:p>
          </table:table-cell>
          <table:table-cell table:style-name="Default" office:value-type="string" calcext:value-type="string">
            <text:p>Electricité</text:p>
          </table:table-cell>
          <table:table-cell table:style-name="Default" office:value-type="float" office:value="15.279822902773" calcext:value-type="float">
            <text:p>15,2798229028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5.8510889893459" calcext:value-type="float">
            <text:p>15,8510889893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Cuisson</text:p>
          </table:table-cell>
          <table:table-cell table:style-name="Default" office:value-type="string" calcext:value-type="string">
            <text:p>Fiou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5.8510889893459" calcext:value-type="float">
            <text:p>15,8510889893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Cuisson</text:p>
          </table:table-cell>
          <table:table-cell table:style-name="Default" office:value-type="string" calcext:value-type="string">
            <text:p>Gaz</text:p>
          </table:table-cell>
          <table:table-cell table:style-name="Default" office:value-type="float" office:value="1.5614288643609" calcext:value-type="float">
            <text:p>1,5614288644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7.4125178537068" calcext:value-type="float">
            <text:p>17,4125178537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Cuisson</text:p>
          </table:table-cell>
          <table:table-cell table:style-name="Default" office:value-type="string" calcext:value-type="string">
            <text:p>Urba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7.4125178537068" calcext:value-type="float">
            <text:p>17,4125178537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Autres</text:p>
          </table:table-cell>
          <table:table-cell table:style-name="Default" office:value-type="float" office:value="4.4822643683401" calcext:value-type="float">
            <text:p>4,482264368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4.4822643683401" calcext:value-type="float">
            <text:p>4,4822643683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Electricité</text:p>
          </table:table-cell>
          <table:table-cell table:style-name="Default" office:value-type="float" office:value="6.4852593647386" calcext:value-type="float">
            <text:p>6,4852593647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0.9675237330787" calcext:value-type="float">
            <text:p>10,9675237331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Fioul</text:p>
          </table:table-cell>
          <table:table-cell table:style-name="Default" office:value-type="float" office:value="0.3499752977024" calcext:value-type="float">
            <text:p>0,3499752977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1.3174990307811" calcext:value-type="float">
            <text:p>11,3174990308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Gaz</text:p>
          </table:table-cell>
          <table:table-cell table:style-name="Default" office:value-type="float" office:value="2.9463185795996" calcext:value-type="float">
            <text:p>2,9463185796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4.2638176103807" calcext:value-type="float">
            <text:p>14,2638176104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Urbain</text:p>
          </table:table-cell>
          <table:table-cell table:style-name="Default" office:value-type="float" office:value="1.0298075006517" calcext:value-type="float">
            <text:p>1,0298075007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float" office:value="15.2936251110324" calcext:value-type="float">
            <text:p>15,293625111</text:p>
          </table:table-cell>
          <table:table-cell table:style-name="Default" table:number-columns-repeated="4"/>
          <table:table-cell table:number-columns-repeated="2"/>
        </table:table-row>
        <table:table-row table:style-name="ro3" table:number-rows-repeated="6">
          <table:table-cell table:style-name="Default" table:number-columns-repeated="9"/>
          <table:table-cell table:number-columns-repeated="2"/>
        </table:table-row>
        <table:table-row table:style-name="ro5">
          <table:table-cell table:style-name="ce20" office:value-type="string" calcext:value-type="string">
            <text:p>scenario</text:p>
          </table:table-cell>
          <table:table-cell table:style-name="ce20" office:value-type="string" calcext:value-type="string">
            <text:p>usage</text:p>
          </table:table-cell>
          <table:table-cell table:style-name="ce20" office:value-type="string" calcext:value-type="string">
            <text:p>energie</text:p>
          </table:table-cell>
          <table:table-cell table:style-name="ce20" office:value-type="string" calcext:value-type="string">
            <text:p>2009</text:p>
          </table:table-cell>
          <table:table-cell table:style-name="ce20" office:value-type="string" calcext:value-type="string">
            <text:p>2015</text:p>
          </table:table-cell>
          <table:table-cell table:style-name="ce20" office:value-type="string" calcext:value-type="string">
            <text:p>2020</text:p>
          </table:table-cell>
          <table:table-cell table:style-name="ce20" office:value-type="string" calcext:value-type="string">
            <text:p>2025</text:p>
          </table:table-cell>
          <table:table-cell table:style-name="ce20" office:value-type="string" calcext:value-type="string">
            <text:p>2030</text:p>
          </table:table-cell>
          <table:table-cell table:style-name="ce20" office:value-type="string" calcext:value-type="string">
            <text:p>205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lectricité</text:p>
          </table:table-cell>
          <table:table-cell office:value-type="float" office:value="6.2282411058906" calcext:value-type="float">
            <text:p>6,2282411059</text:p>
          </table:table-cell>
          <table:table-cell office:value-type="float" office:value="7.5698154138963" calcext:value-type="float">
            <text:p>7,5698154139</text:p>
          </table:table-cell>
          <table:table-cell office:value-type="float" office:value="8.1977537574309" calcext:value-type="float">
            <text:p>8,1977537574</text:p>
          </table:table-cell>
          <table:table-cell office:value-type="float" office:value="8.7281008866405" calcext:value-type="float">
            <text:p>8,7281008866</text:p>
          </table:table-cell>
          <table:table-cell office:value-type="float" office:value="9.2308031217527" calcext:value-type="float">
            <text:p>9,2308031218</text:p>
          </table:table-cell>
          <table:table-cell office:value-type="float" office:value="10.6322001845324" calcext:value-type="float">
            <text:p>10,632200184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Gaz</text:p>
          </table:table-cell>
          <table:table-cell office:value-type="float" office:value="3.0083180403482" calcext:value-type="float">
            <text:p>3,0083180403</text:p>
          </table:table-cell>
          <table:table-cell office:value-type="float" office:value="2.5573260392745" calcext:value-type="float">
            <text:p>2,5573260393</text:p>
          </table:table-cell>
          <table:table-cell office:value-type="float" office:value="2.2364553322692" calcext:value-type="float">
            <text:p>2,2364553323</text:p>
          </table:table-cell>
          <table:table-cell office:value-type="float" office:value="1.9494372679965" calcext:value-type="float">
            <text:p>1,949437268</text:p>
          </table:table-cell>
          <table:table-cell office:value-type="float" office:value="1.7040860371855" calcext:value-type="float">
            <text:p>1,7040860372</text:p>
          </table:table-cell>
          <table:table-cell office:value-type="float" office:value="1.0863470456054" calcext:value-type="float">
            <text:p>1,086347045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Fioul</text:p>
          </table:table-cell>
          <table:table-cell office:value-type="float" office:value="4.7065148885455" calcext:value-type="float">
            <text:p>4,70651488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utres</text:p>
          </table:table-cell>
          <table:table-cell office:value-type="float" office:value="1.5091894714376" calcext:value-type="float">
            <text:p>1,5091894714</text:p>
          </table:table-cell>
          <table:table-cell office:value-type="float" office:value="1.5704314087674" calcext:value-type="float">
            <text:p>1,5704314088</text:p>
          </table:table-cell>
          <table:table-cell office:value-type="float" office:value="1.6074296448924" calcext:value-type="float">
            <text:p>1,6074296449</text:p>
          </table:table-cell>
          <table:table-cell office:value-type="float" office:value="1.62937329932" calcext:value-type="float">
            <text:p>1,6293732993</text:p>
          </table:table-cell>
          <table:table-cell office:value-type="float" office:value="1.6528261718839" calcext:value-type="float">
            <text:p>1,6528261719</text:p>
          </table:table-cell>
          <table:table-cell office:value-type="float" office:value="1.7284522784796" calcext:value-type="float">
            <text:p>1,728452278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Auxiliaires</text:p>
          </table:table-cell>
          <table:table-cell office:value-type="string" calcext:value-type="string">
            <text:p>Electricité</text:p>
          </table:table-cell>
          <table:table-cell office:value-type="float" office:value="4.9234734369342" calcext:value-type="float">
            <text:p>4,9234734369</text:p>
          </table:table-cell>
          <table:table-cell office:value-type="float" office:value="4.5240381998361" calcext:value-type="float">
            <text:p>4,5240381998</text:p>
          </table:table-cell>
          <table:table-cell office:value-type="float" office:value="4.2258421519238" calcext:value-type="float">
            <text:p>4,2258421519</text:p>
          </table:table-cell>
          <table:table-cell office:value-type="float" office:value="4.0742936745422" calcext:value-type="float">
            <text:p>4,0742936745</text:p>
          </table:table-cell>
          <table:table-cell office:value-type="float" office:value="3.8518399412667" calcext:value-type="float">
            <text:p>3,8518399413</text:p>
          </table:table-cell>
          <table:table-cell office:value-type="float" office:value="3.6263009148889" calcext:value-type="float">
            <text:p>3,626300914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Auxiliaires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Auxiliaires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Auxiliaires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Auxiliaires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Bureautique</text:p>
          </table:table-cell>
          <table:table-cell office:value-type="string" calcext:value-type="string">
            <text:p>Electricité</text:p>
          </table:table-cell>
          <table:table-cell office:value-type="float" office:value="11.735562645708" calcext:value-type="float">
            <text:p>11,7355626457</text:p>
          </table:table-cell>
          <table:table-cell office:value-type="float" office:value="13.2414512746054" calcext:value-type="float">
            <text:p>13,2414512746</text:p>
          </table:table-cell>
          <table:table-cell office:value-type="float" office:value="14.2800809073224" calcext:value-type="float">
            <text:p>14,2800809073</text:p>
          </table:table-cell>
          <table:table-cell office:value-type="float" office:value="15.3086421900131" calcext:value-type="float">
            <text:p>15,30864219</text:p>
          </table:table-cell>
          <table:table-cell office:value-type="float" office:value="16.4167981570535" calcext:value-type="float">
            <text:p>16,4167981571</text:p>
          </table:table-cell>
          <table:table-cell office:value-type="float" office:value="17.2055554705121" calcext:value-type="float">
            <text:p>17,205555470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Bureautique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Bureautique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Bureautiqu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Bureautique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Electricité</text:p>
          </table:table-cell>
          <table:table-cell office:value-type="float" office:value="17.5361947250924" calcext:value-type="float">
            <text:p>17,5361947251</text:p>
          </table:table-cell>
          <table:table-cell office:value-type="float" office:value="15.9499236646273" calcext:value-type="float">
            <text:p>15,9499236646</text:p>
          </table:table-cell>
          <table:table-cell office:value-type="float" office:value="14.6082478927218" calcext:value-type="float">
            <text:p>14,6082478927</text:p>
          </table:table-cell>
          <table:table-cell office:value-type="float" office:value="14.6576303509041" calcext:value-type="float">
            <text:p>14,6576303509</text:p>
          </table:table-cell>
          <table:table-cell office:value-type="float" office:value="16.0996345508301" calcext:value-type="float">
            <text:p>16,0996345508</text:p>
          </table:table-cell>
          <table:table-cell office:value-type="float" office:value="15.4139769438435" calcext:value-type="float">
            <text:p>15,413976943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Gaz</text:p>
          </table:table-cell>
          <table:table-cell office:value-type="float" office:value="53.180606341615" calcext:value-type="float">
            <text:p>53,1806063416</text:p>
          </table:table-cell>
          <table:table-cell office:value-type="float" office:value="56.5569766345355" calcext:value-type="float">
            <text:p>56,5569766345</text:p>
          </table:table-cell>
          <table:table-cell office:value-type="float" office:value="50.9710600464257" calcext:value-type="float">
            <text:p>50,9710600464</text:p>
          </table:table-cell>
          <table:table-cell office:value-type="float" office:value="41.9496977878221" calcext:value-type="float">
            <text:p>41,9496977878</text:p>
          </table:table-cell>
          <table:table-cell office:value-type="float" office:value="28.7421671606563" calcext:value-type="float">
            <text:p>28,7421671607</text:p>
          </table:table-cell>
          <table:table-cell office:value-type="float" office:value="1.1289672945956" calcext:value-type="float">
            <text:p>1,128967294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Fioul</text:p>
          </table:table-cell>
          <table:table-cell office:value-type="float" office:value="28.490305846481" calcext:value-type="float">
            <text:p>28,4903058465</text:p>
          </table:table-cell>
          <table:table-cell office:value-type="float" office:value="17.6545555346135" calcext:value-type="float">
            <text:p>17,6545555346</text:p>
          </table:table-cell>
          <table:table-cell office:value-type="float" office:value="13.5594117779295" calcext:value-type="float">
            <text:p>13,5594117779</text:p>
          </table:table-cell>
          <table:table-cell office:value-type="float" office:value="8.5688922274449" calcext:value-type="float">
            <text:p>8,5688922274</text:p>
          </table:table-cell>
          <table:table-cell office:value-type="float" office:value="4.3521358696383" calcext:value-type="float">
            <text:p>4,3521358696</text:p>
          </table:table-cell>
          <table:table-cell office:value-type="float" office:value="0.1663388583387" calcext:value-type="float">
            <text:p>0,166338858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Urbain</text:p>
          </table:table-cell>
          <table:table-cell office:value-type="float" office:value="8.233089168027" calcext:value-type="float">
            <text:p>8,233089168</text:p>
          </table:table-cell>
          <table:table-cell office:value-type="float" office:value="6.8513369466324" calcext:value-type="float">
            <text:p>6,8513369466</text:p>
          </table:table-cell>
          <table:table-cell office:value-type="float" office:value="6.6803609566398" calcext:value-type="float">
            <text:p>6,6803609566</text:p>
          </table:table-cell>
          <table:table-cell office:value-type="float" office:value="8.9789493281776" calcext:value-type="float">
            <text:p>8,9789493282</text:p>
          </table:table-cell>
          <table:table-cell office:value-type="float" office:value="12.4329196410363" calcext:value-type="float">
            <text:p>12,432919641</text:p>
          </table:table-cell>
          <table:table-cell office:value-type="float" office:value="22.7177901280079" calcext:value-type="float">
            <text:p>22,717790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Autres</text:p>
          </table:table-cell>
          <table:table-cell office:value-type="float" office:value="3.453368760218" calcext:value-type="float">
            <text:p>3,4533687602</text:p>
          </table:table-cell>
          <table:table-cell office:value-type="float" office:value="2.7599754127123" calcext:value-type="float">
            <text:p>2,7599754127</text:p>
          </table:table-cell>
          <table:table-cell office:value-type="float" office:value="2.1402928735942" calcext:value-type="float">
            <text:p>2,1402928736</text:p>
          </table:table-cell>
          <table:table-cell office:value-type="float" office:value="1.6434237324847" calcext:value-type="float">
            <text:p>1,6434237325</text:p>
          </table:table-cell>
          <table:table-cell office:value-type="float" office:value="1.4467075508237" calcext:value-type="float">
            <text:p>1,4467075508</text:p>
          </table:table-cell>
          <table:table-cell office:value-type="float" office:value="1.5698410022995" calcext:value-type="float">
            <text:p>1,569841002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limatisation</text:p>
          </table:table-cell>
          <table:table-cell office:value-type="string" calcext:value-type="string">
            <text:p>Electricité</text:p>
          </table:table-cell>
          <table:table-cell office:value-type="float" office:value="5.5568311287433" calcext:value-type="float">
            <text:p>5,5568311287</text:p>
          </table:table-cell>
          <table:table-cell office:value-type="float" office:value="6.052421622175" calcext:value-type="float">
            <text:p>6,0524216222</text:p>
          </table:table-cell>
          <table:table-cell office:value-type="float" office:value="6.2775298901829" calcext:value-type="float">
            <text:p>6,2775298902</text:p>
          </table:table-cell>
          <table:table-cell office:value-type="float" office:value="6.1202694768873" calcext:value-type="float">
            <text:p>6,1202694769</text:p>
          </table:table-cell>
          <table:table-cell office:value-type="float" office:value="6.1778655116657" calcext:value-type="float">
            <text:p>6,1778655117</text:p>
          </table:table-cell>
          <table:table-cell office:value-type="float" office:value="6.3737846352627" calcext:value-type="float">
            <text:p>6,373784635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limatisation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limatisation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limatisation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limatisation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Electricité</text:p>
          </table:table-cell>
          <table:table-cell office:value-type="float" office:value="6.8141993129085" calcext:value-type="float">
            <text:p>6,8141993129</text:p>
          </table:table-cell>
          <table:table-cell office:value-type="float" office:value="8.854109172816" calcext:value-type="float">
            <text:p>8,8541091728</text:p>
          </table:table-cell>
          <table:table-cell office:value-type="float" office:value="10.340327459252" calcext:value-type="float">
            <text:p>10,3403274593</text:p>
          </table:table-cell>
          <table:table-cell office:value-type="float" office:value="11.4580366933521" calcext:value-type="float">
            <text:p>11,4580366934</text:p>
          </table:table-cell>
          <table:table-cell office:value-type="float" office:value="12.4615466231565" calcext:value-type="float">
            <text:p>12,4615466232</text:p>
          </table:table-cell>
          <table:table-cell office:value-type="float" office:value="15.279822902773" calcext:value-type="float">
            <text:p>15,27982290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Gaz</text:p>
          </table:table-cell>
          <table:table-cell office:value-type="float" office:value="4.9291756450348" calcext:value-type="float">
            <text:p>4,929175645</text:p>
          </table:table-cell>
          <table:table-cell office:value-type="float" office:value="4.1110464361956" calcext:value-type="float">
            <text:p>4,1110464362</text:p>
          </table:table-cell>
          <table:table-cell office:value-type="float" office:value="3.605024527582" calcext:value-type="float">
            <text:p>3,6050245276</text:p>
          </table:table-cell>
          <table:table-cell office:value-type="float" office:value="3.0664362554034" calcext:value-type="float">
            <text:p>3,0664362554</text:p>
          </table:table-cell>
          <table:table-cell office:value-type="float" office:value="2.603817598341" calcext:value-type="float">
            <text:p>2,6038175983</text:p>
          </table:table-cell>
          <table:table-cell office:value-type="float" office:value="1.5614288643609" calcext:value-type="float">
            <text:p>1,561428864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Fioul</text:p>
          </table:table-cell>
          <table:table-cell office:value-type="float" office:value="0.1311633673827" calcext:value-type="float">
            <text:p>0,13116336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Autres</text:p>
          </table:table-cell>
          <table:table-cell office:value-type="float" office:value="2.0805247307703" calcext:value-type="float">
            <text:p>2,0805247308</text:p>
          </table:table-cell>
          <table:table-cell office:value-type="float" office:value="1.6949549108501" calcext:value-type="float">
            <text:p>1,6949549109</text:p>
          </table:table-cell>
          <table:table-cell office:value-type="float" office:value="1.4523429195692" calcext:value-type="float">
            <text:p>1,4523429196</text:p>
          </table:table-cell>
          <table:table-cell office:value-type="float" office:value="1.2169461369371" calcext:value-type="float">
            <text:p>1,2169461369</text:p>
          </table:table-cell>
          <table:table-cell office:value-type="float" office:value="1.0223182273488" calcext:value-type="float">
            <text:p>1,0223182273</text:p>
          </table:table-cell>
          <table:table-cell office:value-type="float" office:value="0.5712660865729" calcext:value-type="float">
            <text:p>0,571266086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Electricité</text:p>
          </table:table-cell>
          <table:table-cell office:value-type="float" office:value="31.5804041988431" calcext:value-type="float">
            <text:p>31,5804041988</text:p>
          </table:table-cell>
          <table:table-cell office:value-type="float" office:value="30.7386037254363" calcext:value-type="float">
            <text:p>30,7386037254</text:p>
          </table:table-cell>
          <table:table-cell office:value-type="float" office:value="29.4453163055578" calcext:value-type="float">
            <text:p>29,4453163056</text:p>
          </table:table-cell>
          <table:table-cell office:value-type="float" office:value="27.5462072325404" calcext:value-type="float">
            <text:p>27,5462072325</text:p>
          </table:table-cell>
          <table:table-cell office:value-type="float" office:value="25.6626713683529" calcext:value-type="float">
            <text:p>25,6626713684</text:p>
          </table:table-cell>
          <table:table-cell office:value-type="float" office:value="18.6184336245068" calcext:value-type="float">
            <text:p>18,618433624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lectricité</text:p>
          </table:table-cell>
          <table:table-cell office:value-type="float" office:value="6.1686383468976" calcext:value-type="float">
            <text:p>6,1686383469</text:p>
          </table:table-cell>
          <table:table-cell office:value-type="float" office:value="7.3582654816645" calcext:value-type="float">
            <text:p>7,3582654817</text:p>
          </table:table-cell>
          <table:table-cell office:value-type="float" office:value="7.5660075625819" calcext:value-type="float">
            <text:p>7,5660075626</text:p>
          </table:table-cell>
          <table:table-cell office:value-type="float" office:value="6.5304297182441" calcext:value-type="float">
            <text:p>6,5304297182</text:p>
          </table:table-cell>
          <table:table-cell office:value-type="float" office:value="5.743869551073" calcext:value-type="float">
            <text:p>5,7438695511</text:p>
          </table:table-cell>
          <table:table-cell office:value-type="float" office:value="6.4852593647386" calcext:value-type="float">
            <text:p>6,485259364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Gaz</text:p>
          </table:table-cell>
          <table:table-cell office:value-type="float" office:value="10.0079276468595" calcext:value-type="float">
            <text:p>10,0079276469</text:p>
          </table:table-cell>
          <table:table-cell office:value-type="float" office:value="8.8092397299365" calcext:value-type="float">
            <text:p>8,8092397299</text:p>
          </table:table-cell>
          <table:table-cell office:value-type="float" office:value="7.5633100809135" calcext:value-type="float">
            <text:p>7,5633100809</text:p>
          </table:table-cell>
          <table:table-cell office:value-type="float" office:value="6.218201921744" calcext:value-type="float">
            <text:p>6,2182019217</text:p>
          </table:table-cell>
          <table:table-cell office:value-type="float" office:value="5.1618874750091" calcext:value-type="float">
            <text:p>5,161887475</text:p>
          </table:table-cell>
          <table:table-cell office:value-type="float" office:value="2.9463185795996" calcext:value-type="float">
            <text:p>2,946318579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Fioul</text:p>
          </table:table-cell>
          <table:table-cell office:value-type="float" office:value="3.7356450938281" calcext:value-type="float">
            <text:p>3,7356450938</text:p>
          </table:table-cell>
          <table:table-cell office:value-type="float" office:value="2.7002601490956" calcext:value-type="float">
            <text:p>2,7002601491</text:p>
          </table:table-cell>
          <table:table-cell office:value-type="float" office:value="1.7836908125484" calcext:value-type="float">
            <text:p>1,7836908125</text:p>
          </table:table-cell>
          <table:table-cell office:value-type="float" office:value="1.0058129413957" calcext:value-type="float">
            <text:p>1,0058129414</text:p>
          </table:table-cell>
          <table:table-cell office:value-type="float" office:value="0.7613445861813" calcext:value-type="float">
            <text:p>0,7613445862</text:p>
          </table:table-cell>
          <table:table-cell office:value-type="float" office:value="0.3499752977024" calcext:value-type="float">
            <text:p>0,349975297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Urbain</text:p>
          </table:table-cell>
          <table:table-cell office:value-type="float" office:value="1.1816864709462" calcext:value-type="float">
            <text:p>1,1816864709</text:p>
          </table:table-cell>
          <table:table-cell office:value-type="float" office:value="1.2204236322019" calcext:value-type="float">
            <text:p>1,2204236322</text:p>
          </table:table-cell>
          <table:table-cell office:value-type="float" office:value="1.1935277684193" calcext:value-type="float">
            <text:p>1,1935277684</text:p>
          </table:table-cell>
          <table:table-cell office:value-type="float" office:value="1.0991917904208" calcext:value-type="float">
            <text:p>1,0991917904</text:p>
          </table:table-cell>
          <table:table-cell office:value-type="float" office:value="1.0051081896821" calcext:value-type="float">
            <text:p>1,0051081897</text:p>
          </table:table-cell>
          <table:table-cell office:value-type="float" office:value="1.0298075006517" calcext:value-type="float">
            <text:p>1,029807500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Autres</text:p>
          </table:table-cell>
          <table:table-cell office:value-type="float" office:value="0.7709914297352" calcext:value-type="float">
            <text:p>0,7709914297</text:p>
          </table:table-cell>
          <table:table-cell office:value-type="float" office:value="2.0317650309488" calcext:value-type="float">
            <text:p>2,0317650309</text:p>
          </table:table-cell>
          <table:table-cell office:value-type="float" office:value="2.8675885936933" calcext:value-type="float">
            <text:p>2,8675885937</text:p>
          </table:table-cell>
          <table:table-cell office:value-type="float" office:value="3.362028813308" calcext:value-type="float">
            <text:p>3,3620288133</text:p>
          </table:table-cell>
          <table:table-cell office:value-type="float" office:value="3.4209435591898" calcext:value-type="float">
            <text:p>3,4209435592</text:p>
          </table:table-cell>
          <table:table-cell office:value-type="float" office:value="4.4822643683401" calcext:value-type="float">
            <text:p>4,482264368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Froid_alimentaire</text:p>
          </table:table-cell>
          <table:table-cell office:value-type="string" calcext:value-type="string">
            <text:p>Electricité</text:p>
          </table:table-cell>
          <table:table-cell office:value-type="float" office:value="10.0313801199302" calcext:value-type="float">
            <text:p>10,0313801199</text:p>
          </table:table-cell>
          <table:table-cell office:value-type="float" office:value="9.6516012624818" calcext:value-type="float">
            <text:p>9,6516012625</text:p>
          </table:table-cell>
          <table:table-cell office:value-type="float" office:value="8.7427837808096" calcext:value-type="float">
            <text:p>8,7427837808</text:p>
          </table:table-cell>
          <table:table-cell office:value-type="float" office:value="8.3810276820146" calcext:value-type="float">
            <text:p>8,381027682</text:p>
          </table:table-cell>
          <table:table-cell office:value-type="float" office:value="8.043594223963" calcext:value-type="float">
            <text:p>8,043594224</text:p>
          </table:table-cell>
          <table:table-cell office:value-type="float" office:value="7.9403197968432" calcext:value-type="float">
            <text:p>7,940319796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Froid_alimentaire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Froid_alimentaire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Froid_alimentair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Froid_alimentaire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lectricité</text:p>
          </table:table-cell>
          <table:table-cell office:value-type="float" office:value="5.2095739382037" calcext:value-type="float">
            <text:p>5,2095739382</text:p>
          </table:table-cell>
          <table:table-cell office:value-type="float" office:value="5.3563176787349" calcext:value-type="float">
            <text:p>5,3563176787</text:p>
          </table:table-cell>
          <table:table-cell office:value-type="float" office:value="5.4582940856014" calcext:value-type="float">
            <text:p>5,4582940856</text:p>
          </table:table-cell>
          <table:table-cell office:value-type="float" office:value="5.5055009477045" calcext:value-type="float">
            <text:p>5,5055009477</text:p>
          </table:table-cell>
          <table:table-cell office:value-type="float" office:value="5.5571996737422" calcext:value-type="float">
            <text:p>5,5571996737</text:p>
          </table:table-cell>
          <table:table-cell office:value-type="float" office:value="5.7432653726353" calcext:value-type="float">
            <text:p>5,743265372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Electricité</text:p>
          </table:table-cell>
          <table:table-cell office:value-type="float" office:value="6.9706209544795" calcext:value-type="float">
            <text:p>6,9706209545</text:p>
          </table:table-cell>
          <table:table-cell office:value-type="float" office:value="7.3785692453806" calcext:value-type="float">
            <text:p>7,3785692454</text:p>
          </table:table-cell>
          <table:table-cell office:value-type="float" office:value="7.6675594319222" calcext:value-type="float">
            <text:p>7,6675594319</text:p>
          </table:table-cell>
          <table:table-cell office:value-type="float" office:value="7.8950873320048" calcext:value-type="float">
            <text:p>7,895087332</text:p>
          </table:table-cell>
          <table:table-cell office:value-type="float" office:value="8.1568978480141" calcext:value-type="float">
            <text:p>8,156897848</text:p>
          </table:table-cell>
          <table:table-cell office:value-type="float" office:value="9.059186236566" calcext:value-type="float">
            <text:p>9,059186236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4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3">
          <table:table-cell table:style-name="Default" table:number-columns-repeated="9"/>
          <table:table-cell table:number-columns-repeated="2"/>
        </table:table-row>
        <table:table-row table:style-name="ro6">
          <table:table-cell table:style-name="ce4" office:value-type="string" calcext:value-type="string">
            <text:p>INPUTS DGEC</text:p>
          </table:table-cell>
          <table:table-cell table:style-name="Default" table:number-columns-repeated="8"/>
          <table:table-cell table:number-columns-repeated="2"/>
        </table:table-row>
        <table:table-row table:style-name="ro6">
          <table:table-cell table:style-name="ce4" office:value-type="string" calcext:value-type="string">
            <text:p>Evolution du parc en millions de m²</text:p>
          </table:table-cell>
          <table:table-cell table:style-name="Default" table:number-columns-repeated="8"/>
          <table:table-cell table:number-columns-repeated="2"/>
        </table:table-row>
        <table:table-row table:style-name="ro5">
          <table:table-cell table:style-name="ce22" office:value-type="string" calcext:value-type="string">
            <text:p>scenario</text:p>
          </table:table-cell>
          <table:table-cell table:style-name="ce22" office:value-type="string" calcext:value-type="string">
            <text:p>periodeconsDGEC</text:p>
          </table:table-cell>
          <table:table-cell table:style-name="ce24" office:value-type="string" calcext:value-type="string">
            <text:p>2010</text:p>
          </table:table-cell>
          <table:table-cell table:style-name="ce24" office:value-type="string" calcext:value-type="string">
            <text:p>2015</text:p>
          </table:table-cell>
          <table:table-cell table:style-name="ce24" office:value-type="string" calcext:value-type="string">
            <text:p>2020</text:p>
          </table:table-cell>
          <table:table-cell table:style-name="ce24" office:value-type="string" calcext:value-type="string">
            <text:p>2025</text:p>
          </table:table-cell>
          <table:table-cell table:style-name="ce24" office:value-type="string" calcext:value-type="string">
            <text:p>2030</text:p>
          </table:table-cell>
          <table:table-cell table:style-name="ce24" office:value-type="string" calcext:value-type="string">
            <text:p>2035</text:p>
          </table:table-cell>
          <table:table-cell table:style-name="ce24" office:value-type="string" calcext:value-type="string">
            <text:p>2040</text:p>
          </table:table-cell>
          <table:table-cell table:style-name="ce24" office:value-type="string" calcext:value-type="string">
            <text:p>2045</text:p>
          </table:table-cell>
          <table:table-cell table:style-name="ce24" office:value-type="string" calcext:value-type="string">
            <text:p>2050</text:p>
          </table:table-cell>
        </table:table-row>
        <table:table-row table:style-name="ro7">
          <table:table-cell table:style-name="ce23" office:value-type="string" calcext:value-type="string">
            <text:p>=sorties_modele_sanstitre.A5</text:p>
          </table:table-cell>
          <table:table-cell table:style-name="ce24" office:value-type="string" calcext:value-type="string">
            <text:p>Parc &lt; 2009</text:p>
          </table:table-cell>
          <table:table-cell table:style-name="ce24" office:value-type="float" office:value="911.5518249643" calcext:value-type="float">
            <text:p>911,5518249643</text:p>
          </table:table-cell>
          <table:table-cell table:style-name="ce24" office:value-type="float" office:value="902.9822100719" calcext:value-type="float">
            <text:p>902,9822100719</text:p>
          </table:table-cell>
          <table:table-cell table:style-name="ce24" office:value-type="float" office:value="890.2888801686" calcext:value-type="float">
            <text:p>890,2888801686</text:p>
          </table:table-cell>
          <table:table-cell table:style-name="ce24" office:value-type="float" office:value="877.8426351234" calcext:value-type="float">
            <text:p>877,8426351234</text:p>
          </table:table-cell>
          <table:table-cell table:style-name="ce24" office:value-type="float" office:value="865.6102538921" calcext:value-type="float">
            <text:p>865,6102538921</text:p>
          </table:table-cell>
          <table:table-cell table:style-name="ce24" office:value-type="float" office:value="853.5635936302" calcext:value-type="float">
            <text:p>853,5635936302</text:p>
          </table:table-cell>
          <table:table-cell table:style-name="ce24" office:value-type="float" office:value="841.772167165" calcext:value-type="float">
            <text:p>841,772167165</text:p>
          </table:table-cell>
          <table:table-cell table:style-name="ce24" office:value-type="float" office:value="830.1261816428" calcext:value-type="float">
            <text:p>830,1261816428</text:p>
          </table:table-cell>
          <table:table-cell table:style-name="ce24" office:value-type="float" office:value="818.8014552209" calcext:value-type="float">
            <text:p>818,8014552209</text:p>
          </table:table-cell>
        </table:table-row>
        <table:table-row table:style-name="ro7">
          <table:table-cell table:style-name="ce23" office:value-type="string" calcext:value-type="string">
            <text:p>=sorties_modele_sanstitre.A6</text:p>
          </table:table-cell>
          <table:table-cell table:style-name="ce24" office:value-type="string" calcext:value-type="string">
            <text:p>Parc &gt; 2009</text:p>
          </table:table-cell>
          <table:table-cell table:style-name="ce24" office:value-type="float" office:value="10.2224245571" calcext:value-type="float">
            <text:p>10,2224245571</text:p>
          </table:table-cell>
          <table:table-cell table:style-name="ce24" office:value-type="float" office:value="62.9610314186" calcext:value-type="float">
            <text:p>62,9610314186</text:p>
          </table:table-cell>
          <table:table-cell table:style-name="ce24" office:value-type="float" office:value="112.2029925045" calcext:value-type="float">
            <text:p>112,2029925045</text:p>
          </table:table-cell>
          <table:table-cell table:style-name="ce24" office:value-type="float" office:value="148.4535378109" calcext:value-type="float">
            <text:p>148,4535378109</text:p>
          </table:table-cell>
          <table:table-cell table:style-name="ce24" office:value-type="float" office:value="185.7549096214" calcext:value-type="float">
            <text:p>185,7549096214</text:p>
          </table:table-cell>
          <table:table-cell table:style-name="ce24" office:value-type="float" office:value="218.0005150508" calcext:value-type="float">
            <text:p>218,0005150508</text:p>
          </table:table-cell>
          <table:table-cell table:style-name="ce24" office:value-type="float" office:value="251.0278028417" calcext:value-type="float">
            <text:p>251,0278028417</text:p>
          </table:table-cell>
          <table:table-cell table:style-name="ce24" office:value-type="float" office:value="284.8603186131" calcext:value-type="float">
            <text:p>284,8603186131</text:p>
          </table:table-cell>
          <table:table-cell table:style-name="ce24" office:value-type="float" office:value="319.5783356635" calcext:value-type="float">
            <text:p>319,5783356635</text:p>
          </table:table-cell>
        </table:table-row>
        <table:table-row table:style-name="ro7">
          <table:table-cell table:style-name="ce23" office:value-type="string" calcext:value-type="string">
            <text:p>=sorties_modele_sanstitre.A7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float" office:value="921.7742495214" calcext:value-type="float">
            <text:p>921,7742495214</text:p>
          </table:table-cell>
          <table:table-cell table:style-name="ce24" office:value-type="float" office:value="965.9432414905" calcext:value-type="float">
            <text:p>965,9432414905</text:p>
          </table:table-cell>
          <table:table-cell table:style-name="ce24" office:value-type="float" office:value="1002.4918726731" calcext:value-type="float">
            <text:p>1002,4918726731</text:p>
          </table:table-cell>
          <table:table-cell table:style-name="ce24" office:value-type="float" office:value="1026.2961729343" calcext:value-type="float">
            <text:p>1026,2961729343</text:p>
          </table:table-cell>
          <table:table-cell table:style-name="ce24" office:value-type="float" office:value="1051.3651635135" calcext:value-type="float">
            <text:p>1051,3651635135</text:p>
          </table:table-cell>
          <table:table-cell table:style-name="ce24" office:value-type="float" office:value="1071.564108681" calcext:value-type="float">
            <text:p>1071,564108681</text:p>
          </table:table-cell>
          <table:table-cell table:style-name="ce24" office:value-type="float" office:value="1092.7999700067" calcext:value-type="float">
            <text:p>1092,7999700067</text:p>
          </table:table-cell>
          <table:table-cell table:style-name="ce24" office:value-type="float" office:value="1114.9865002559" calcext:value-type="float">
            <text:p>1114,9865002559</text:p>
          </table:table-cell>
          <table:table-cell table:style-name="ce24" office:value-type="float" office:value="1138.3797908844" calcext:value-type="float">
            <text:p>1138,3797908844</text:p>
          </table:table-cell>
        </table:table-row>
      </table:table>
      <table:table table:name="Calcul Conso PAC" table:style-name="ta1">
        <table:table-column table:style-name="co6" table:number-columns-repeated="7" table:default-cell-style-name="Default"/>
        <table:table-row table:style-name="ro8">
          <table:table-cell table:style-name="ce4" office:value-type="string" calcext:value-type="string">
            <text:p>Part des surfaces de l’ensemble du parc par système de chauffage</text:p>
          </table:table-cell>
          <table:table-cell table:number-columns-repeated="6"/>
        </table:table-row>
        <table:table-row table:style-name="ro8">
          <table:table-cell table:style-name="ce24" office:value-type="string" calcext:value-type="string">
            <text:p>scenario</text:p>
          </table:table-cell>
          <table:table-cell table:style-name="ce24" office:value-type="string" calcext:value-type="string">
            <text:p>SYSTEME_CHAUD</text:p>
          </table:table-cell>
          <table:table-cell table:style-name="ce26" office:value-type="string" calcext:value-type="string">
            <text:p>2015</text:p>
          </table:table-cell>
          <table:table-cell table:style-name="ce26" office:value-type="string" calcext:value-type="string">
            <text:p>2020</text:p>
          </table:table-cell>
          <table:table-cell table:style-name="ce26" office:value-type="string" calcext:value-type="string">
            <text:p>2025</text:p>
          </table:table-cell>
          <table:table-cell table:style-name="ce26" office:value-type="string" calcext:value-type="string">
            <text:p>2030</text:p>
          </table:table-cell>
          <table:table-cell table:style-name="ce26" office:value-type="string" calcext:value-type="string">
            <text:p>2050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Chaudière gaz</text:p>
          </table:table-cell>
          <table:table-cell table:style-name="ce26" office:value-type="percentage" office:value="0.416027980720079" calcext:value-type="percentage">
            <text:p>41,60%</text:p>
          </table:table-cell>
          <table:table-cell table:style-name="ce26" office:value-type="percentage" office:value="0.370175780443968" calcext:value-type="percentage">
            <text:p>37,02%</text:p>
          </table:table-cell>
          <table:table-cell table:style-name="ce26" office:value-type="percentage" office:value="0.300091322711301" calcext:value-type="percentage">
            <text:p>30,01%</text:p>
          </table:table-cell>
          <table:table-cell table:style-name="ce26" office:value-type="percentage" office:value="0.204498038917512" calcext:value-type="percentage">
            <text:p>20,45%</text:p>
          </table:table-cell>
          <table:table-cell table:style-name="ce26" office:value-type="percentage" office:value="0.00456731071197309" calcext:value-type="percentage">
            <text:p>0,46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Chaudière condensation gaz</text:p>
          </table:table-cell>
          <table:table-cell table:style-name="ce26" office:value-type="percentage" office:value="0.0394386238904853" calcext:value-type="percentage">
            <text:p>3,94%</text:p>
          </table:table-cell>
          <table:table-cell table:style-name="ce26" office:value-type="percentage" office:value="0.0812796951562622" calcext:value-type="percentage">
            <text:p>8,13%</text:p>
          </table:table-cell>
          <table:table-cell table:style-name="ce26" office:value-type="percentage" office:value="0.11185883808869" calcext:value-type="percentage">
            <text:p>11,19%</text:p>
          </table:table-cell>
          <table:table-cell table:style-name="ce26" office:value-type="percentage" office:value="0.125470729893084" calcext:value-type="percentage">
            <text:p>12,55%</text:p>
          </table:table-cell>
          <table:table-cell table:style-name="ce26" office:value-type="percentage" office:value="0.0313525045109698" calcext:value-type="percentage">
            <text:p>3,14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Tube radiant</text:p>
          </table:table-cell>
          <table:table-cell table:style-name="ce26" office:value-type="percentage" office:value="0.0115217131025493" calcext:value-type="percentage">
            <text:p>1,15%</text:p>
          </table:table-cell>
          <table:table-cell table:style-name="ce26" office:value-type="percentage" office:value="0.0121340822094292" calcext:value-type="percentage">
            <text:p>1,21%</text:p>
          </table:table-cell>
          <table:table-cell table:style-name="ce26" office:value-type="percentage" office:value="0.0117603054406719" calcext:value-type="percentage">
            <text:p>1,18%</text:p>
          </table:table-cell>
          <table:table-cell table:style-name="ce26" office:value-type="percentage" office:value="0.0108803144500927" calcext:value-type="percentage">
            <text:p>1,09%</text:p>
          </table:table-cell>
          <table:table-cell table:style-name="ce26" office:value-type="percentage" office:value="0.000937049967191769" calcext:value-type="percentage">
            <text:p>0,09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Tube radiant performant</text:p>
          </table:table-cell>
          <table:table-cell table:style-name="ce26" office:value-type="percentage" office:value="0.0003557762105874" calcext:value-type="percentage">
            <text:p>0,04%</text:p>
          </table:table-cell>
          <table:table-cell table:style-name="ce26" office:value-type="percentage" office:value="0.000640351315256329" calcext:value-type="percentage">
            <text:p>0,06%</text:p>
          </table:table-cell>
          <table:table-cell table:style-name="ce26" office:value-type="percentage" office:value="0.000730874318819095" calcext:value-type="percentage">
            <text:p>0,07%</text:p>
          </table:table-cell>
          <table:table-cell table:style-name="ce26" office:value-type="percentage" office:value="0.000782533661521148" calcext:value-type="percentage">
            <text:p>0,08%</text:p>
          </table:table-cell>
          <table:table-cell table:style-name="ce26" office:value-type="percentage" office:value="0.000141088608025289" calcext:value-type="percentage">
            <text:p>0,01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Chaudière fioul</text:p>
          </table:table-cell>
          <table:table-cell table:style-name="ce26" office:value-type="percentage" office:value="0.143127923553736" calcext:value-type="percentage">
            <text:p>14,31%</text:p>
          </table:table-cell>
          <table:table-cell table:style-name="ce26" office:value-type="percentage" office:value="0.129305469522016" calcext:value-type="percentage">
            <text:p>12,93%</text:p>
          </table:table-cell>
          <table:table-cell table:style-name="ce26" office:value-type="percentage" office:value="0.0969379725961122" calcext:value-type="percentage">
            <text:p>9,69%</text:p>
          </table:table-cell>
          <table:table-cell table:style-name="ce26" office:value-type="percentage" office:value="0.0632523025313708" calcext:value-type="percentage">
            <text:p>6,33%</text:p>
          </table:table-cell>
          <table:table-cell table:style-name="ce26" office:value-type="percentage" office:value="0.00696244466009223" calcext:value-type="percentage">
            <text:p>0,70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Chaudière condensation fioul</text:p>
          </table:table-cell>
          <table:table-cell table:style-name="ce26" office:value-type="percentage" office:value="0.000932479039565658" calcext:value-type="percentage">
            <text:p>0,09%</text:p>
          </table:table-cell>
          <table:table-cell table:style-name="ce26" office:value-type="percentage" office:value="0.00211824399317844" calcext:value-type="percentage">
            <text:p>0,21%</text:p>
          </table:table-cell>
          <table:table-cell table:style-name="ce26" office:value-type="percentage" office:value="0.00260800911110028" calcext:value-type="percentage">
            <text:p>0,26%</text:p>
          </table:table-cell>
          <table:table-cell table:style-name="ce26" office:value-type="percentage" office:value="0.00255421366694876" calcext:value-type="percentage">
            <text:p>0,26%</text:p>
          </table:table-cell>
          <table:table-cell table:style-name="ce26" office:value-type="percentage" office:value="0.000207004133055564" calcext:value-type="percentage">
            <text:p>0,02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Electrique direct</text:p>
          </table:table-cell>
          <table:table-cell table:style-name="ce26" office:value-type="percentage" office:value="0.138959684440237" calcext:value-type="percentage">
            <text:p>13,90%</text:p>
          </table:table-cell>
          <table:table-cell table:style-name="ce26" office:value-type="percentage" office:value="0.128187134335307" calcext:value-type="percentage">
            <text:p>12,82%</text:p>
          </table:table-cell>
          <table:table-cell table:style-name="ce26" office:value-type="percentage" office:value="0.132225223845385" calcext:value-type="percentage">
            <text:p>13,22%</text:p>
          </table:table-cell>
          <table:table-cell table:style-name="ce26" office:value-type="percentage" office:value="0.147632980761215" calcext:value-type="percentage">
            <text:p>14,76%</text:p>
          </table:table-cell>
          <table:table-cell table:style-name="ce26" office:value-type="percentage" office:value="0.176978928214177" calcext:value-type="percentage">
            <text:p>17,70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Electrique direct performant</text:p>
          </table:table-cell>
          <table:table-cell table:style-name="ce26" office:value-type="percentage" office:value="0.00839332824668843" calcext:value-type="percentage">
            <text:p>0,84%</text:p>
          </table:table-cell>
          <table:table-cell table:style-name="ce26" office:value-type="percentage" office:value="0.0109981795955121" calcext:value-type="percentage">
            <text:p>1,10%</text:p>
          </table:table-cell>
          <table:table-cell table:style-name="ce26" office:value-type="percentage" office:value="0.00761263704595355" calcext:value-type="percentage">
            <text:p>0,76%</text:p>
          </table:table-cell>
          <table:table-cell table:style-name="ce26" office:value-type="percentage" office:value="0.00875666831810695" calcext:value-type="percentage">
            <text:p>0,88%</text:p>
          </table:table-cell>
          <table:table-cell table:style-name="ce26" office:value-type="percentage" office:value="0.00372789129153729" calcext:value-type="percentage">
            <text:p>0,37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Cassette rayonnante</text:p>
          </table:table-cell>
          <table:table-cell table:style-name="ce26" office:value-type="percentage" office:value="0.00842310451372419" calcext:value-type="percentage">
            <text:p>0,84%</text:p>
          </table:table-cell>
          <table:table-cell table:style-name="ce26" office:value-type="percentage" office:value="0.0105194326287958" calcext:value-type="percentage">
            <text:p>1,05%</text:p>
          </table:table-cell>
          <table:table-cell table:style-name="ce26" office:value-type="percentage" office:value="0.0124408921185925" calcext:value-type="percentage">
            <text:p>1,24%</text:p>
          </table:table-cell>
          <table:table-cell table:style-name="ce26" office:value-type="percentage" office:value="0.0138185972568735" calcext:value-type="percentage">
            <text:p>1,38%</text:p>
          </table:table-cell>
          <table:table-cell table:style-name="ce26" office:value-type="percentage" office:value="0.0140577692086991" calcext:value-type="percentage">
            <text:p>1,41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Cassette rayonnante performant</text:p>
          </table:table-cell>
          <table:table-cell table:style-name="ce26" office:value-type="percentage" office:value="0.000203612949345259" calcext:value-type="percentage">
            <text:p>0,02%</text:p>
          </table:table-cell>
          <table:table-cell table:style-name="ce26" office:value-type="percentage" office:value="0.000240581105717" calcext:value-type="percentage">
            <text:p>0,02%</text:p>
          </table:table-cell>
          <table:table-cell table:style-name="ce26" office:value-type="percentage" office:value="0.000106558703602416" calcext:value-type="percentage">
            <text:p>0,01%</text:p>
          </table:table-cell>
          <table:table-cell table:style-name="ce26" office:value-type="percentage" office:value="0.0000982336896676849" calcext:value-type="percentage">
            <text:p>0,01%</text:p>
          </table:table-cell>
          <table:table-cell table:style-name="ce26" office:value-type="percentage" office:value="0.0000168992432526005" calcext:value-type="percentage">
            <text:p>0,00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PAC</text:p>
          </table:table-cell>
          <table:table-cell table:style-name="ce26" office:value-type="percentage" office:value="0.0684258501078296" calcext:value-type="percentage">
            <text:p>6,84%</text:p>
          </table:table-cell>
          <table:table-cell table:style-name="ce26" office:value-type="percentage" office:value="0.0719096533589627" calcext:value-type="percentage">
            <text:p>7,19%</text:p>
          </table:table-cell>
          <table:table-cell table:style-name="ce26" office:value-type="percentage" office:value="0.0830148411743654" calcext:value-type="percentage">
            <text:p>8,30%</text:p>
          </table:table-cell>
          <table:table-cell table:style-name="ce26" office:value-type="percentage" office:value="0.100186219673378" calcext:value-type="percentage">
            <text:p>10,02%</text:p>
          </table:table-cell>
          <table:table-cell table:style-name="ce26" office:value-type="percentage" office:value="0.173128851700525" calcext:value-type="percentage">
            <text:p>17,31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PAC performant</text:p>
          </table:table-cell>
          <table:table-cell table:style-name="ce26" office:value-type="percentage" office:value="0.00567619594909079" calcext:value-type="percentage">
            <text:p>0,57%</text:p>
          </table:table-cell>
          <table:table-cell table:style-name="ce26" office:value-type="percentage" office:value="0.0121421202864647" calcext:value-type="percentage">
            <text:p>1,21%</text:p>
          </table:table-cell>
          <table:table-cell table:style-name="ce26" office:value-type="percentage" office:value="0.0203175011751066" calcext:value-type="percentage">
            <text:p>2,03%</text:p>
          </table:table-cell>
          <table:table-cell table:style-name="ce26" office:value-type="percentage" office:value="0.0299985111042677" calcext:value-type="percentage">
            <text:p>3,00%</text:p>
          </table:table-cell>
          <table:table-cell table:style-name="ce26" office:value-type="percentage" office:value="0.0507978248211648" calcext:value-type="percentage">
            <text:p>5,08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Rooftop</text:p>
          </table:table-cell>
          <table:table-cell table:style-name="ce26" office:value-type="percentage" office:value="0.0265502724036112" calcext:value-type="percentage">
            <text:p>2,66%</text:p>
          </table:table-cell>
          <table:table-cell table:style-name="ce26" office:value-type="percentage" office:value="0.0292280243711808" calcext:value-type="percentage">
            <text:p>2,92%</text:p>
          </table:table-cell>
          <table:table-cell table:style-name="ce26" office:value-type="percentage" office:value="0.0385170911819532" calcext:value-type="percentage">
            <text:p>3,85%</text:p>
          </table:table-cell>
          <table:table-cell table:style-name="ce26" office:value-type="percentage" office:value="0.048018505111285" calcext:value-type="percentage">
            <text:p>4,80%</text:p>
          </table:table-cell>
          <table:table-cell table:style-name="ce26" office:value-type="percentage" office:value="0.0668674149376479" calcext:value-type="percentage">
            <text:p>6,69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Rooftop performant</text:p>
          </table:table-cell>
          <table:table-cell table:style-name="ce26" office:value-type="percentage" office:value="0.00110456665751255" calcext:value-type="percentage">
            <text:p>0,11%</text:p>
          </table:table-cell>
          <table:table-cell table:style-name="ce26" office:value-type="percentage" office:value="0.00259716600410686" calcext:value-type="percentage">
            <text:p>0,26%</text:p>
          </table:table-cell>
          <table:table-cell table:style-name="ce26" office:value-type="percentage" office:value="0.00476023952270233" calcext:value-type="percentage">
            <text:p>0,48%</text:p>
          </table:table-cell>
          <table:table-cell table:style-name="ce26" office:value-type="percentage" office:value="0.00757233899770332" calcext:value-type="percentage">
            <text:p>0,76%</text:p>
          </table:table-cell>
          <table:table-cell table:style-name="ce26" office:value-type="percentage" office:value="0.0161864620920446" calcext:value-type="percentage">
            <text:p>1,62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DRV</text:p>
          </table:table-cell>
          <table:table-cell table:style-name="ce26" office:value-type="percentage" office:value="0.00807079253494282" calcext:value-type="percentage">
            <text:p>0,81%</text:p>
          </table:table-cell>
          <table:table-cell table:style-name="ce26" office:value-type="percentage" office:value="0.00867428891599167" calcext:value-type="percentage">
            <text:p>0,87%</text:p>
          </table:table-cell>
          <table:table-cell table:style-name="ce26" office:value-type="percentage" office:value="0.00917330180125566" calcext:value-type="percentage">
            <text:p>0,92%</text:p>
          </table:table-cell>
          <table:table-cell table:style-name="ce26" office:value-type="percentage" office:value="0.00940233272050303" calcext:value-type="percentage">
            <text:p>0,94%</text:p>
          </table:table-cell>
          <table:table-cell table:style-name="ce26" office:value-type="percentage" office:value="0.00870561271014901" calcext:value-type="percentage">
            <text:p>0,87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DRV performant</text:p>
          </table:table-cell>
          <table:table-cell table:style-name="ce26" office:value-type="percentage" office:value="0.00109649258756206" calcext:value-type="percentage">
            <text:p>0,11%</text:p>
          </table:table-cell>
          <table:table-cell table:style-name="ce26" office:value-type="percentage" office:value="0.00206907441311136" calcext:value-type="percentage">
            <text:p>0,21%</text:p>
          </table:table-cell>
          <table:table-cell table:style-name="ce26" office:value-type="percentage" office:value="0.00298690879459826" calcext:value-type="percentage">
            <text:p>0,30%</text:p>
          </table:table-cell>
          <table:table-cell table:style-name="ce26" office:value-type="percentage" office:value="0.00369335353287092" calcext:value-type="percentage">
            <text:p>0,37%</text:p>
          </table:table-cell>
          <table:table-cell table:style-name="ce26" office:value-type="percentage" office:value="0.0035760325052304" calcext:value-type="percentage">
            <text:p>0,36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Autre système centralisé</text:p>
          </table:table-cell>
          <table:table-cell table:style-name="ce26" office:value-type="percentage" office:value="0.0901432288136739" calcext:value-type="percentage">
            <text:p>9,01%</text:p>
          </table:table-cell>
          <table:table-cell table:style-name="ce26" office:value-type="percentage" office:value="0.0898386052162722" calcext:value-type="percentage">
            <text:p>8,98%</text:p>
          </table:table-cell>
          <table:table-cell table:style-name="ce26" office:value-type="percentage" office:value="0.114313739800539" calcext:value-type="percentage">
            <text:p>11,43%</text:p>
          </table:table-cell>
          <table:table-cell table:style-name="ce26" office:value-type="percentage" office:value="0.147321881754751" calcext:value-type="percentage">
            <text:p>14,73%</text:p>
          </table:table-cell>
          <table:table-cell table:style-name="ce26" office:value-type="percentage" office:value="0.232800981035521" calcext:value-type="percentage">
            <text:p>23,28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Autre système centralisé performant</text:p>
          </table:table-cell>
          <table:table-cell table:style-name="ce26" office:value-type="percentage" office:value="0.00459134101001277" calcext:value-type="percentage">
            <text:p>0,46%</text:p>
          </table:table-cell>
          <table:table-cell table:style-name="ce26" office:value-type="percentage" office:value="0.0109295935248673" calcext:value-type="percentage">
            <text:p>1,09%</text:p>
          </table:table-cell>
          <table:table-cell table:style-name="ce26" office:value-type="percentage" office:value="0.0237467704420254" calcext:value-type="percentage">
            <text:p>2,37%</text:p>
          </table:table-cell>
          <table:table-cell table:style-name="ce26" office:value-type="percentage" office:value="0.0494887876756551" calcext:value-type="percentage">
            <text:p>4,95%</text:p>
          </table:table-cell>
          <table:table-cell table:style-name="ce26" office:value-type="percentage" office:value="0.183017391116755" calcext:value-type="percentage">
            <text:p>18,30%</text:p>
          </table:table-cell>
        </table:table-row>
        <table:table-row table:style-name="ro8">
          <table:table-cell table:style-name="ce24" office:value-type="string" calcext:value-type="string">
            <text:p>S4</text:p>
          </table:table-cell>
          <table:table-cell table:style-name="ce24" office:value-type="string" calcext:value-type="string">
            <text:p>nr</text:p>
          </table:table-cell>
          <table:table-cell table:style-name="ce26" office:value-type="percentage" office:value="0.026957033268767" calcext:value-type="percentage">
            <text:p>2,70%</text:p>
          </table:table-cell>
          <table:table-cell table:style-name="ce26" office:value-type="percentage" office:value="0.0270125236036007" calcext:value-type="percentage">
            <text:p>2,70%</text:p>
          </table:table-cell>
          <table:table-cell table:style-name="ce26" office:value-type="percentage" office:value="0.0267969721272268" calcext:value-type="percentage">
            <text:p>2,68%</text:p>
          </table:table-cell>
          <table:table-cell table:style-name="ce26" office:value-type="percentage" office:value="0.0265734562831948" calcext:value-type="percentage">
            <text:p>2,66%</text:p>
          </table:table-cell>
          <table:table-cell table:style-name="ce26" office:value-type="percentage" office:value="0.0259705385319882" calcext:value-type="percentage">
            <text:p>2,60%</text:p>
          </table:table-cell>
        </table:table-row>
        <table:table-row table:style-name="ro5">
          <table:table-cell table:style-name="ce24" table:number-columns-repeated="2"/>
          <table:table-cell table:number-columns-repeated="5" table:style-name="ce26" office:value-type="percentage" office:value="0" calcext:value-type="percentage">
            <text:p>0,00%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/>
          <table:table-cell office:value-type="string" calcext:value-type="string">
            <text:p>Total Elec Joule</text:p>
          </table:table-cell>
          <table:table-cell table:style-name="ce27" table:formula="of:=[.C9]+[.C10]+[.C11]+[.C12]" office:value-type="percentage" office:value="0.155979730149995" calcext:value-type="percentage">
            <text:p>15,60%</text:p>
          </table:table-cell>
          <table:table-cell table:style-name="ce27" table:formula="of:=[.D9]+[.D10]+[.D11]+[.D12]" office:value-type="percentage" office:value="0.149945327665332" calcext:value-type="percentage">
            <text:p>14,99%</text:p>
          </table:table-cell>
          <table:table-cell table:style-name="ce27" table:formula="of:=[.E9]+[.E10]+[.E11]+[.E12]" office:value-type="percentage" office:value="0.152385311713533" calcext:value-type="percentage">
            <text:p>15,24%</text:p>
          </table:table-cell>
          <table:table-cell table:style-name="ce27" table:formula="of:=[.F9]+[.F10]+[.F11]+[.F12]" office:value-type="percentage" office:value="0.170306480025863" calcext:value-type="percentage">
            <text:p>17,03%</text:p>
          </table:table-cell>
          <table:table-cell table:style-name="ce27" table:formula="of:=[.G9]+[.G10]+[.G11]+[.G12]" office:value-type="percentage" office:value="0.194781487957666" calcext:value-type="percentage">
            <text:p>19,48%</text:p>
          </table:table-cell>
        </table:table-row>
        <table:table-row table:style-name="ro4">
          <table:table-cell/>
          <table:table-cell office:value-type="string" calcext:value-type="string">
            <text:p>Total PAC DRV Rooftop</text:p>
          </table:table-cell>
          <table:table-cell table:style-name="ce27" table:formula="of:=[.C13]+[.C14]+[.C15]+[.C16]+[.C17]+[.C18]" office:value-type="percentage" office:value="0.110924170240549" calcext:value-type="percentage">
            <text:p>11,09%</text:p>
          </table:table-cell>
          <table:table-cell table:style-name="ce27" table:formula="of:=[.D13]+[.D14]+[.D15]+[.D16]+[.D17]+[.D18]" office:value-type="percentage" office:value="0.126620327349818" calcext:value-type="percentage">
            <text:p>12,66%</text:p>
          </table:table-cell>
          <table:table-cell table:style-name="ce27" table:formula="of:=[.E13]+[.E14]+[.E15]+[.E16]+[.E17]+[.E18]" office:value-type="percentage" office:value="0.158769883649981" calcext:value-type="percentage">
            <text:p>15,88%</text:p>
          </table:table-cell>
          <table:table-cell table:style-name="ce27" table:formula="of:=[.F13]+[.F14]+[.F15]+[.F16]+[.F17]+[.F18]" office:value-type="percentage" office:value="0.198871261140008" calcext:value-type="percentage">
            <text:p>19,89%</text:p>
          </table:table-cell>
          <table:table-cell table:style-name="ce27" table:formula="of:=[.G13]+[.G14]+[.G15]+[.G16]+[.G17]+[.G18]" office:value-type="percentage" office:value="0.319262198766762" calcext:value-type="percentage">
            <text:p>31,93%</text:p>
          </table:table-cell>
        </table:table-row>
        <table:table-row table:style-name="ro4" table:number-rows-repeated="2">
          <table:table-cell table:number-columns-repeated="7"/>
        </table:table-row>
        <table:table-row table:style-name="ro4">
          <table:table-cell/>
          <table:table-cell office:value-type="string" calcext:value-type="string">
            <text:p>Conso chauffage Elec</text:p>
          </table:table-cell>
          <table:table-cell table:formula="of:=[Results_run1.E44]" office:value-type="float" office:value="15.9499236646273" calcext:value-type="float">
            <text:p>15,9499236646</text:p>
          </table:table-cell>
          <table:table-cell table:formula="of:=[Results_run1.F44]" office:value-type="float" office:value="14.6082478927218" calcext:value-type="float">
            <text:p>14,6082478927</text:p>
          </table:table-cell>
          <table:table-cell table:formula="of:=[Results_run1.G44]" office:value-type="float" office:value="14.6576303509041" calcext:value-type="float">
            <text:p>14,6576303509</text:p>
          </table:table-cell>
          <table:table-cell table:formula="of:=[Results_run1.H44]" office:value-type="float" office:value="16.0996345508301" calcext:value-type="float">
            <text:p>16,0996345508</text:p>
          </table:table-cell>
          <table:table-cell table:formula="of:=[Results_run1.I44]" office:value-type="float" office:value="15.4139769438435" calcext:value-type="float">
            <text:p>15,4139769438</text:p>
          </table:table-cell>
        </table:table-row>
        <table:table-row table:style-name="ro5">
          <table:table-cell table:number-columns-repeated="7"/>
        </table:table-row>
        <table:table-row table:style-name="ro4">
          <table:table-cell/>
          <table:table-cell office:value-type="string" calcext:value-type="string">
            <text:p>Parc </text:p>
          </table:table-cell>
          <table:table-cell table:formula="of:=[Results_run1.D92]" office:value-type="float" office:value="965.9432414905" calcext:value-type="float">
            <text:p>965,9432414905</text:p>
          </table:table-cell>
          <table:table-cell table:formula="of:=[Results_run1.E92]" office:value-type="float" office:value="1002.4918726731" calcext:value-type="float">
            <text:p>1002,4918726731</text:p>
          </table:table-cell>
          <table:table-cell table:formula="of:=[Results_run1.F92]" office:value-type="float" office:value="1026.2961729343" calcext:value-type="float">
            <text:p>1026,2961729343</text:p>
          </table:table-cell>
          <table:table-cell table:formula="of:=[Results_run1.G92]" office:value-type="float" office:value="1051.3651635135" calcext:value-type="float">
            <text:p>1051,3651635135</text:p>
          </table:table-cell>
          <table:table-cell table:formula="of:=[Results_run1.K92]" office:value-type="float" office:value="1138.3797908844" calcext:value-type="float">
            <text:p>1138,3797908844</text:p>
          </table:table-cell>
        </table:table-row>
        <table:table-row table:style-name="ro4">
          <table:table-cell/>
          <table:table-cell office:value-type="string" calcext:value-type="string">
            <text:p>Surface Elec Joule</text:p>
          </table:table-cell>
          <table:table-cell table:formula="of:=[.C30]*[.C24]" office:value-type="float" office:value="150.6675661479" calcext:value-type="float">
            <text:p>150,6675661479</text:p>
          </table:table-cell>
          <table:table-cell table:formula="of:=[.D30]*[.D24]" office:value-type="float" office:value="150.3189723298" calcext:value-type="float">
            <text:p>150,3189723298</text:p>
          </table:table-cell>
          <table:table-cell table:formula="of:=[.E30]*[.E24]" office:value-type="float" office:value="156.392462223" calcext:value-type="float">
            <text:p>156,392462223</text:p>
          </table:table-cell>
          <table:table-cell table:formula="of:=[.F30]*[.F24]" office:value-type="float" office:value="179.0543002198" calcext:value-type="float">
            <text:p>179,0543002198</text:p>
          </table:table-cell>
          <table:table-cell table:formula="of:=[.G30]*[.G24]" office:value-type="float" office:value="221.7353095294" calcext:value-type="float">
            <text:p>221,7353095294</text:p>
          </table:table-cell>
        </table:table-row>
        <table:table-row table:style-name="ro4">
          <table:table-cell/>
          <table:table-cell office:value-type="string" calcext:value-type="string">
            <text:p>Surface PAC</text:p>
          </table:table-cell>
          <table:table-cell table:formula="of:=[.C30]*[.C25]" office:value-type="float" office:value="107.1464525618" calcext:value-type="float">
            <text:p>107,1464525618</text:p>
          </table:table-cell>
          <table:table-cell table:formula="of:=[.D30]*[.D25]" office:value-type="float" office:value="126.9358490834" calcext:value-type="float">
            <text:p>126,9358490834</text:p>
          </table:table-cell>
          <table:table-cell table:formula="of:=[.E30]*[.E25]" office:value-type="float" office:value="162.9449239672" calcext:value-type="float">
            <text:p>162,9449239672</text:p>
          </table:table-cell>
          <table:table-cell table:formula="of:=[.F30]*[.F25]" office:value-type="float" office:value="209.0863159866" calcext:value-type="float">
            <text:p>209,0863159866</text:p>
          </table:table-cell>
          <table:table-cell table:formula="of:=[.G30]*[.G25]" office:value-type="float" office:value="363.4416350694" calcext:value-type="float">
            <text:p>363,4416350694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/>
          <table:table-cell office:value-type="string" calcext:value-type="string">
            <text:p>Conso Elec Joule </text:p>
          </table:table-cell>
          <table:table-cell table:formula="of:=[.C28]/([.C31]+[.C32])*[.C31]" office:value-type="float" office:value="9.32120057249536" calcext:value-type="float">
            <text:p>9,3212005725</text:p>
          </table:table-cell>
          <table:table-cell table:formula="of:=[.D28]/([.D31]+[.D32])*[.D31]" office:value-type="float" office:value="7.9201393129258" calcext:value-type="float">
            <text:p>7,9201393129</text:p>
          </table:table-cell>
          <table:table-cell table:formula="of:=[.E28]/([.E31]+[.E32])*[.E31]" office:value-type="float" office:value="7.17843572367417" calcext:value-type="float">
            <text:p>7,1784357237</text:p>
          </table:table-cell>
          <table:table-cell table:formula="of:=[.F28]/([.F31]+[.F32])*[.F31]" office:value-type="float" office:value="7.42697022143251" calcext:value-type="float">
            <text:p>7,4269702214</text:p>
          </table:table-cell>
          <table:table-cell table:formula="of:=[.G28]/([.G31]+[.G32])*[.G31]" office:value-type="float" office:value="5.84066576830953" calcext:value-type="float">
            <text:p>5,8406657683</text:p>
          </table:table-cell>
        </table:table-row>
        <table:table-row table:style-name="ro4">
          <table:table-cell/>
          <table:table-cell office:value-type="string" calcext:value-type="string">
            <text:p>Conso PAC </text:p>
          </table:table-cell>
          <table:table-cell table:formula="of:=[.C28]/([.C31]+[.C32])*[.C32]" office:value-type="float" office:value="6.62872309213193" calcext:value-type="float">
            <text:p>6,6287230921</text:p>
          </table:table-cell>
          <table:table-cell table:formula="of:=[.D28]/([.D31]+[.D32])*[.D32]" office:value-type="float" office:value="6.688108579796" calcext:value-type="float">
            <text:p>6,6881085798</text:p>
          </table:table-cell>
          <table:table-cell table:formula="of:=[.E28]/([.E31]+[.E32])*[.E32]" office:value-type="float" office:value="7.47919462722993" calcext:value-type="float">
            <text:p>7,4791946272</text:p>
          </table:table-cell>
          <table:table-cell table:formula="of:=[.F28]/([.F31]+[.F32])*[.F32]" office:value-type="float" office:value="8.67266432939759" calcext:value-type="float">
            <text:p>8,6726643294</text:p>
          </table:table-cell>
          <table:table-cell table:formula="of:=[.G28]/([.G31]+[.G32])*[.G32]" office:value-type="float" office:value="9.57331117553397" calcext:value-type="float">
            <text:p>9,5733111755</text:p>
          </table:table-cell>
        </table:table-row>
        <table:table-row table:style-name="ro5" table:number-rows-repeated="48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number:number-style style:name="N117P0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17P1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1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number:text> </number:text>
      <loext:fill-character> </loext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1P2" style:volatile="true">
      <number:text> </number:text>
      <loext:fill-character> </loext:fill-character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4" number:min-integer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number-style style:name="N143">
      <number:scientific-number number:decimal-places="1" number:min-integer-digits="3" number:min-exponent-digits="1"/>
    </number:number-style>
    <number:date-style style:name="N144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percentage-style style:name="N145">
      <number:number number:decimal-places="3" number:min-integer-digits="1"/>
      <number:text>%</number:text>
    </number:percentage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fr" number:country="FR">
      <number:number number:decimal-places="0" number:min-integer-digits="1" number:grouping="true"/>
      <number:text> €</number:text>
    </number:number-style>
    <number:number-style style:name="N1013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fr" number:country="FR">
      <number:number number:decimal-places="0" number:min-integer-digits="1" number:grouping="true"/>
      <number:text> €</number:text>
    </number:number-style>
    <number:number-style style:name="N1013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fr" number:country="FR">
      <number:number number:decimal-places="2" number:min-integer-digits="1" number:grouping="true"/>
      <number:text> €</number:text>
    </number:number-style>
    <number:number-style style:name="N1013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38P0"/>
    </number:number-style>
    <number:number-style style:name="N10139P0" style:volatile="true" number:language="fr" number:country="FR">
      <number:number number:decimal-places="2" number:min-integer-digits="1" number:grouping="true"/>
      <number:text> €</number:text>
    </number:number-style>
    <number:number-style style:name="N1013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9P0"/>
    </number:number-style>
    <number:number-style style:name="N10140P0" style:volatile="true" number:language="fr" number:country="FR">
      <number:number number:decimal-places="0" number:min-integer-digits="1" number:grouping="true"/>
      <number:text>   </number:text>
    </number:number-style>
    <number:number-style style:name="N10140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40P0"/>
    </number:number-style>
    <number:number-style style:name="N10141P0" style:volatile="true" number:language="fr" number:country="FR">
      <number:number number:decimal-places="0" number:min-integer-digits="1" number:grouping="true"/>
      <number:text>   </number:text>
    </number:number-style>
    <number:number-style style:name="N10141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1P0"/>
    </number:number-style>
    <number:number-style style:name="N10142P0" style:volatile="true" number:language="fr" number:country="FR">
      <number:number number:decimal-places="2" number:min-integer-digits="1" number:grouping="true"/>
      <number:text>   </number:text>
    </number:number-style>
    <number:number-style style:name="N1014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42P0"/>
    </number:number-style>
    <number:number-style style:name="N10143P0" style:volatile="true" number:language="fr" number:country="FR">
      <number:number number:decimal-places="2" number:min-integer-digits="1" number:grouping="true"/>
      <number:text>   </number:text>
    </number:number-style>
    <number:number-style style:name="N1014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43P0"/>
    </number:number-style>
    <number:number-style style:name="N10144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44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44P2" style:volatile="true" number:language="fr" number:country="FR">
      <number:text> </number:text>
      <loext:fill-character> </loext:fill-character>
      <number:text>-    </number:text>
    </number:number-style>
    <number:text-style style:name="N10144" number:language="fr" number:country="F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45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45P2" style:volatile="true" number:language="fr" number:country="FR">
      <number:text> </number:text>
      <loext:fill-character> </loext:fill-character>
      <number:text>- € </number:text>
    </number:number-style>
    <number:text-style style:name="N10145" number:language="fr" number:country="F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46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46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47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47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47" number:language="fr" number:country="F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ableStyleLight1" style:display-name="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Excel_20_Built-in_20_Excel_20_Built-in_20_Excel_20_Built-in_20_Excel_20_Built-in_20_TableStyleLight1" style:display-name="Excel Built-in Excel Built-in Excel Built-in Excel Built-in Excel Built-in 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XLConnect.Header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XLConnect.Numeri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7:01:33.4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_5f_cibleAMS_5f_usage_5f_energie" style:display-name="PageStyle_comp_cibleAMS_usage_energ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_5f_cibleAMS_5f_usage_5f_energie_20_1" style:display-name="PageStyle_comp_cibleAMS_usage_energi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8:42:32.765000000</meta:creation-date>
    <dc:date>2018-04-09T17:21:00.796000000</dc:date>
    <meta:editing-duration>P1DT56M8S</meta:editing-duration>
    <meta:editing-cycles>8</meta:editing-cycles>
    <meta:generator>LibreOffice/4.3.7.2$Windows_x86 LibreOffice_project/8a35821d8636a03b8bf4e15b48f59794652c68ba</meta:generator>
    <meta:document-statistic meta:table-count="4" meta:cell-count="1050" meta:object-count="0"/>
  </office:meta>
</office:document-meta>
</file>